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62in"/>
    </style:style>
    <style:style style:name="co3" style:family="table-column">
      <style:table-column-properties fo:break-before="auto" style:column-width="0.8429in"/>
    </style:style>
    <style:style style:name="co4" style:family="table-column">
      <style:table-column-properties fo:break-before="auto" style:column-width="2.3272in"/>
    </style:style>
    <style:style style:name="co5" style:family="table-column">
      <style:table-column-properties fo:break-before="auto" style:column-width="1.5583in"/>
    </style:style>
    <style:style style:name="co6" style:family="table-column">
      <style:table-column-properties fo:break-before="auto" style:column-width="1.5693in"/>
    </style:style>
    <style:style style:name="co7" style:family="table-column">
      <style:table-column-properties fo:break-before="auto" style:column-width="1.7075in"/>
    </style:style>
    <style:style style:name="co8" style:family="table-column">
      <style:table-column-properties fo:break-before="auto" style:column-width="1.5161in"/>
    </style:style>
    <style:style style:name="co9" style:family="table-column">
      <style:table-column-properties fo:break-before="auto" style:column-width="1.6118in"/>
    </style:style>
    <style:style style:name="co10" style:family="table-column">
      <style:table-column-properties fo:break-before="auto" style:column-width="1.6654in"/>
    </style:style>
    <style:style style:name="co11" style:family="table-column">
      <style:table-column-properties fo:break-before="auto" style:column-width="1.8575in"/>
    </style:style>
    <style:style style:name="co12" style:family="table-column">
      <style:table-column-properties fo:break-before="auto" style:column-width="1.8146in"/>
    </style:style>
    <style:style style:name="co13" style:family="table-column">
      <style:table-column-properties fo:break-before="auto" style:column-width="1.9429in"/>
    </style:style>
    <style:style style:name="co14" style:family="table-column">
      <style:table-column-properties fo:break-before="auto" style:column-width="1.9217in"/>
    </style:style>
    <style:style style:name="co15" style:family="table-column">
      <style:table-column-properties fo:break-before="auto" style:column-width="1.8898in"/>
    </style:style>
    <style:style style:name="co16" style:family="table-column">
      <style:table-column-properties fo:break-before="auto" style:column-width="2.1673in"/>
    </style:style>
    <style:style style:name="co17" style:family="table-column">
      <style:table-column-properties fo:break-before="auto" style:column-width="1.548in"/>
    </style:style>
    <style:style style:name="co18" style:family="table-column">
      <style:table-column-properties fo:break-before="auto" style:column-width="1.6437in"/>
    </style:style>
    <style:style style:name="co19" style:family="table-column">
      <style:table-column-properties fo:break-before="auto" style:column-width="1.6547in"/>
    </style:style>
    <style:style style:name="co20" style:family="table-column">
      <style:table-column-properties fo:break-before="auto" style:column-width="1.6972in"/>
    </style:style>
    <style:style style:name="co21" style:family="table-column">
      <style:table-column-properties fo:break-before="auto" style:column-width="2.039in"/>
    </style:style>
    <style:style style:name="co22" style:family="table-column">
      <style:table-column-properties fo:break-before="auto" style:column-width="1.8362in"/>
    </style:style>
    <style:style style:name="co23" style:family="table-column">
      <style:table-column-properties fo:break-before="auto" style:column-width="1.8465in"/>
    </style:style>
    <style:style style:name="co24" style:family="table-column">
      <style:table-column-properties fo:break-before="auto" style:column-width="1.8256in"/>
    </style:style>
    <style:style style:name="co25" style:family="table-column">
      <style:table-column-properties fo:break-before="auto" style:column-width="1.7189in"/>
    </style:style>
    <style:style style:name="co26" style:family="table-column">
      <style:table-column-properties fo:break-before="auto" style:column-width="1.9in"/>
    </style:style>
    <style:style style:name="co27" style:family="table-column">
      <style:table-column-properties fo:break-before="auto" style:column-width="1.8783in"/>
    </style:style>
    <style:style style:name="co28" style:family="table-column">
      <style:table-column-properties fo:break-before="auto" style:column-width="1.911in"/>
    </style:style>
    <style:style style:name="co29" style:family="table-column">
      <style:table-column-properties fo:break-before="auto" style:column-width="1.8043in"/>
    </style:style>
    <style:style style:name="co30" style:family="table-column">
      <style:table-column-properties fo:break-before="auto" style:column-width="1.7508in"/>
    </style:style>
    <style:style style:name="co31" style:family="table-column">
      <style:table-column-properties fo:break-before="auto" style:column-width="1.7929in"/>
    </style:style>
    <style:style style:name="co32" style:family="table-column">
      <style:table-column-properties fo:break-before="auto" style:column-width="1.8681in"/>
    </style:style>
    <style:style style:name="co33" style:family="table-column">
      <style:table-column-properties fo:break-before="auto" style:column-width="2.0071in"/>
    </style:style>
    <style:style style:name="co34" style:family="table-column">
      <style:table-column-properties fo:break-before="auto" style:column-width="1.6756in"/>
    </style:style>
    <style:style style:name="co35" style:family="table-column">
      <style:table-column-properties fo:break-before="auto" style:column-width="1.9535in"/>
    </style:style>
    <style:style style:name="co36" style:family="table-column">
      <style:table-column-properties fo:break-before="auto" style:column-width="1.9638in"/>
    </style:style>
    <style:style style:name="co37" style:family="table-column">
      <style:table-column-properties fo:break-before="auto" style:column-width="1.6335in"/>
    </style:style>
    <style:style style:name="co38" style:family="table-column">
      <style:table-column-properties fo:break-before="auto" style:column-width="1.7827in"/>
    </style:style>
    <style:style style:name="co39" style:family="table-column">
      <style:table-column-properties fo:break-before="auto" style:column-width="1.772in"/>
    </style:style>
    <style:style style:name="co40" style:family="table-column">
      <style:table-column-properties fo:break-before="auto" style:column-width="1.761in"/>
    </style:style>
    <style:style style:name="co41" style:family="table-column">
      <style:table-column-properties fo:break-before="auto" style:column-width="2.102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text-underline-style="solid" style:text-underline-width="auto" style:text-underline-color="font-color" fo:font-weight="bold"/>
    </style:style>
    <style:style style:name="ce5" style:family="table-cell" style:parent-style-name="Default">
      <style:text-properties fo:font-style="normal" style:text-underline-style="none"/>
    </style:style>
    <style:style style:name="ce6" style:family="table-cell" style:parent-style-name="Default">
      <style:text-properties fo:font-style="italic" style:text-underline-style="solid" style:text-underline-width="auto" style:text-underline-color="font-color"/>
    </style:style>
    <style:style style:name="ce7" style:family="table-cell" style:parent-style-name="Default">
      <style:text-properties fo:font-style="normal" fo:font-weight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normal" style:text-underline-style="none"/>
    </style:style>
    <style:style style:name="ce9" style:family="table-cell" style:parent-style-name="Default">
      <style:text-properties style:text-underline-style="none" fo:font-weight="normal"/>
    </style:style>
    <style:style style:name="ce10" style:family="table-cell" style:parent-style-name="Default">
      <style:text-properties fo:font-weight="normal"/>
    </style:style>
    <style:style style:name="ce11" style:family="table-cell" style:parent-style-name="Default">
      <style:text-properties fo:font-style="normal" style:text-underline-style="none" fo:font-weight="normal"/>
    </style:style>
    <style:style style:name="ce12" style:family="table-cell" style:parent-style-name="Default">
      <style:table-cell-properties style:text-align-source="fix" style:repeat-content="false"/>
      <style:paragraph-properties fo:text-align="end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text-underline-style="solid" style:text-underline-width="auto" style:text-underline-color="font-color" fo:font-weight="bold"/>
    </style:style>
    <style:style style:name="ce14" style:family="table-cell" style:parent-style-name="Default">
      <style:text-properties style:text-underline-style="none" fo:font-weight="bold"/>
    </style:style>
    <style:style style:name="ce15" style:family="table-cell" style:parent-style-name="Default" style:data-style-name="N37"/>
    <style:style style:name="ce16" style:family="table-cell" style:parent-style-name="Default" style:data-style-name="N0"/>
  </office:automatic-styles>
  <office:body>
    <office:spreadsheet>
      <table:table table:name="RESULT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1" table:number-columns-repeated="5" table:default-cell-style-name="Default"/>
        <table:table-column table:style-name="co1" table:default-cell-style-name="ce12"/>
        <table:table-column table:style-name="co1" table:default-cell-style-name="Default"/>
        <table:table-column table:style-name="co4" table:default-cell-style-name="Default"/>
        <table:table-column table:style-name="co1" table:number-columns-repeated="245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3" office:value-type="string">
            <text:p>valid?</text:p>
          </table:table-cell>
          <table:table-cell table:style-name="ce2"/>
          <table:table-cell table:style-name="ce2" office:value-type="string">
            <text:p>notes</text:p>
          </table:table-cell>
          <table:table-cell table:style-name="ce2" table:number-columns-repeated="245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ROGUE.B8]" office:value-type="date" office:date-value="2007-08-01">
            <text:p>08/01/07</text:p>
          </table:table-cell>
          <table:table-cell table:formula="oooc:=[ROGUE.B6]" office:value-type="float" office:value="8320">
            <text:p>8320</text:p>
          </table:table-cell>
          <table:table-cell table:formula="oooc:=[ROGUE.C6]" office:value-type="float" office:value="10904">
            <text:p>10904</text:p>
          </table:table-cell>
          <table:table-cell table:formula="oooc:=[ROGUE.D6]" office:value-type="float" office:value="99551">
            <text:p>99551</text:p>
          </table:table-cell>
          <table:table-cell table:formula="oooc:=[ROGUE.E6]" office:value-type="float" office:value="200848">
            <text:p>200848</text:p>
          </table:table-cell>
          <table:table-cell table:formula="oooc:=[.G3]/[.F3]" office:value-type="float" office:value="2.01753874898293">
            <text:p>2.02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ROGUE.F7]" office:value-type="string" office:string-value="Tue Aug  7 14:28:56 2007">
            <text:p>Tue Aug <text:s/>7 14:28:56 2007</text:p>
          </table:table-cell>
          <table:table-cell table:formula="oooc:=[ROGUE.F6]" office:value-type="float" office:value="10363">
            <text:p>10363</text:p>
          </table:table-cell>
          <table:table-cell table:formula="oooc:=[ROGUE.G6]" office:value-type="float" office:value="10021">
            <text:p>10021</text:p>
          </table:table-cell>
          <table:table-cell table:formula="oooc:=[ROGUE.H6]" office:value-type="float" office:value="30657">
            <text:p>30657</text:p>
          </table:table-cell>
          <table:table-cell table:formula="oooc:=[ROGUE.I6]" office:value-type="float" office:value="15573">
            <text:p>15573</text:p>
          </table:table-cell>
          <table:table-cell table:formula="oooc:=[.G4]/[.F4]" office:value-type="float" office:value="0.507975340052843">
            <text:p>0.5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ooc:=[ROGUE.J7]" office:value-type="string" office:string-value="Wed Aug  8 19:09:47 2007">
            <text:p>Wed Aug <text:s/>8 19:09:47 2007</text:p>
          </table:table-cell>
          <table:table-cell table:style-name="ce5" table:formula="oooc:=[ROGUE.J6]" office:value-type="float" office:value="192541">
            <text:p>192541</text:p>
          </table:table-cell>
          <table:table-cell table:style-name="ce10" table:formula="oooc:=[ROGUE.K6]" office:value-type="float" office:value="192461">
            <text:p>192461</text:p>
          </table:table-cell>
          <table:table-cell table:style-name="ce10" table:formula="oooc:=[ROGUE.L6]" office:value-type="float" office:value="325821">
            <text:p>325821</text:p>
          </table:table-cell>
          <table:table-cell table:formula="oooc:=[ROGUE.M6]" office:value-type="float" office:value="164389">
            <text:p>164389</text:p>
          </table:table-cell>
          <table:table-cell table:formula="oooc:=[.G5]/[.F5]" office:value-type="float" office:value="0.504537767669978">
            <text:p>0.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ROGUE.N7]" office:value-type="string" office:string-value="Thu Aug  9 06:20:10 2007">
            <text:p>Thu Aug <text:s/>9 06:20:10 2007</text:p>
          </table:table-cell>
          <table:table-cell table:style-name="ce6" table:formula="oooc:=[ROGUE.N6]" office:value-type="float" office:value="583796">
            <text:p>583796</text:p>
          </table:table-cell>
          <table:table-cell/>
          <table:table-cell table:formula="oooc:=[ROGUE.O6]" office:value-type="float" office:value="11615">
            <text:p>11615</text:p>
          </table:table-cell>
          <table:table-cell table:formula="oooc:=[ROGUE.P6]" office:value-type="float" office:value="1119">
            <text:p>1119</text:p>
          </table:table-cell>
          <table:table-cell table:formula="oooc:=[.G6]/[.F6]" office:value-type="float" office:value="0.0963409384416703">
            <text:p>0.1</text:p>
          </table:table-cell>
          <table:table-cell office:value-type="string">
            <text:p>no</text:p>
          </table:table-cell>
          <table:table-cell/>
          <table:table-cell office:value-type="string">
            <text:p>holding gold</text:p>
          </table:table-cell>
          <table:table-cell table:number-columns-repeated="24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ROGUE.Q7]" office:value-type="string" office:string-value="Thu Aug  9 09:59:04 2007">
            <text:p>Thu Aug <text:s/>9 09:59:04 2007</text:p>
          </table:table-cell>
          <table:table-cell table:style-name="ce6" table:formula="oooc:=[ROGUE.Q6]" office:value-type="float" office:value="1243627">
            <text:p>1243627</text:p>
          </table:table-cell>
          <table:table-cell/>
          <table:table-cell table:formula="oooc:=[ROGUE.R6]" office:value-type="float" office:value="56078">
            <text:p>56078</text:p>
          </table:table-cell>
          <table:table-cell table:formula="oooc:=[ROGUE.S6]" office:value-type="float" office:value="1600">
            <text:p>1600</text:p>
          </table:table-cell>
          <table:table-cell table:formula="oooc:=[.G7]/[.F7]" office:value-type="float" office:value="0.0285316880059917">
            <text:p>0.03</text:p>
          </table:table-cell>
          <table:table-cell office:value-type="string">
            <text:p>no</text:p>
          </table:table-cell>
          <table:table-cell/>
          <table:table-cell office:value-type="string">
            <text:p>holding gold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ROGUE.T7]" office:value-type="string" office:string-value="Wed Aug  8 16:02:27 2007">
            <text:p>Wed Aug <text:s/>8 16:02:27 2007</text:p>
          </table:table-cell>
          <table:table-cell table:formula="oooc:=[ROGUE.T6]" office:value-type="float" office:value="5506">
            <text:p>5506</text:p>
          </table:table-cell>
          <table:table-cell/>
          <table:table-cell table:formula="oooc:=[ROGUE.U6]" office:value-type="float" office:value="10381">
            <text:p>10381</text:p>
          </table:table-cell>
          <table:table-cell table:formula="oooc:=[ROGUE.V6]" office:value-type="float" office:value="6967">
            <text:p>6967</text:p>
          </table:table-cell>
          <table:table-cell table:formula="oooc:=[.G8]/[.F8]" office:value-type="float" office:value="0.671129948945188">
            <text:p>0.67</text:p>
          </table:table-cell>
          <table:table-cell office:value-type="string">
            <text:p>yes</text:p>
          </table:table-cell>
          <table:table-cell/>
          <table:table-cell office:value-type="string">
            <text:p>multi-atts in target w/o source?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ROGUE.W7]" office:value-type="string" office:string-value="Thu Aug  9 03:36:33 2007">
            <text:p>Thu Aug <text:s/>9 03:36:33 2007</text:p>
          </table:table-cell>
          <table:table-cell table:formula="oooc:=[ROGUE.T6]" office:value-type="float" office:value="5506">
            <text:p>5506</text:p>
          </table:table-cell>
          <table:table-cell/>
          <table:table-cell table:style-name="ce6" table:formula="oooc:=[ROGUE.X6]" office:value-type="float" office:value="405">
            <text:p>405</text:p>
          </table:table-cell>
          <table:table-cell table:formula="oooc:=[ROGUE.Y6]" office:value-type="float" office:value="109037">
            <text:p>109037</text:p>
          </table:table-cell>
          <table:table-cell table:formula="oooc:=[.G9]/[.F9]" office:value-type="float" office:value="269.227160493827">
            <text:p>269.23</text:p>
          </table:table-cell>
          <table:table-cell office:value-type="string">
            <text:p>no</text:p>
          </table:table-cell>
          <table:table-cell/>
          <table:table-cell office:value-type="string">
            <text:p>multi-atts in target w/o source?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WARGAME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3" office:value-type="string">
            <text:p>valid?</text:p>
          </table:table-cell>
          <table:table-cell table:style-name="ce2"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WARGAME.B8]" office:value-type="string" office:string-value="Wed Aug  8 17:36:48 2007">
            <text:p>Wed Aug <text:s/>8 17:36:48 2007</text:p>
          </table:table-cell>
          <table:table-cell table:formula="oooc:=[WARGAME.B7]" office:value-type="float" office:value="462349">
            <text:p>462349</text:p>
          </table:table-cell>
          <table:table-cell table:style-name="ce5" table:formula="oooc:=[WARGAME.C7]" office:value-type="float" office:value="19985">
            <text:p>19985</text:p>
          </table:table-cell>
          <table:table-cell table:style-name="ce5" table:formula="oooc:=[WARGAME.D7]" office:value-type="float" office:value="23909">
            <text:p>23909</text:p>
          </table:table-cell>
          <table:table-cell table:formula="oooc:=[WARGAME.E7]" office:value-type="float" office:value="13213">
            <text:p>13213</text:p>
          </table:table-cell>
          <table:table-cell table:formula="oooc:=[.G13]/[.F13]" office:value-type="float" office:value="0.552637082270275">
            <text:p>0.5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WARGAME.F8]" office:value-type="string" office:string-value="Tue Aug  7 22:02:54 2007">
            <text:p>Tue Aug <text:s/>7 22:02:54 2007</text:p>
          </table:table-cell>
          <table:table-cell table:style-name="ce7" table:formula="oooc:=[WARGAME.F7]" office:value-type="float" office:value="2917">
            <text:p>2917</text:p>
          </table:table-cell>
          <table:table-cell table:style-name="ce5" table:formula="oooc:=[WARGAME.G7]" office:value-type="float" office:value="457885">
            <text:p>457885</text:p>
          </table:table-cell>
          <table:table-cell table:style-name="ce5" table:formula="oooc:=[WARGAME.H7]" office:value-type="float" office:value="11999">
            <text:p>11999</text:p>
          </table:table-cell>
          <table:table-cell table:formula="oooc:=[WARGAME.I7]" office:value-type="float" office:value="1758">
            <text:p>1758</text:p>
          </table:table-cell>
          <table:table-cell table:formula="oooc:=[.G14]/[.F14]" office:value-type="float" office:value="0.146512209350779">
            <text:p>0.1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WARGAME.J8]" office:value-type="string" office:string-value="Fri Aug  3 18:56:19 2007">
            <text:p>Fri Aug <text:s/>3 18:56:19 2007</text:p>
          </table:table-cell>
          <table:table-cell table:formula="oooc:=[WARGAME.J7]" office:value-type="float" office:value="242488">
            <text:p>242488</text:p>
          </table:table-cell>
          <table:table-cell/>
          <table:table-cell table:formula="oooc:=[WARGAME.K7]" office:value-type="float" office:value="14448">
            <text:p>14448</text:p>
          </table:table-cell>
          <table:table-cell table:formula="oooc:=[WARGAME.L7]" office:value-type="float" office:value="17004">
            <text:p>17004</text:p>
          </table:table-cell>
          <table:table-cell table:formula="oooc:=[.G15]/[.F15]" office:value-type="float" office:value="1.17691029900332">
            <text:p>1.18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WARGAME.M8]" office:value-type="string" office:string-value="Sat Aug  4 01:48:42 2007">
            <text:p>Sat Aug <text:s/>4 01:48:42 2007</text:p>
          </table:table-cell>
          <table:table-cell table:formula="oooc:=[WARGAME.M7]" office:value-type="float" office:value="81895">
            <text:p>81895</text:p>
          </table:table-cell>
          <table:table-cell/>
          <table:table-cell table:formula="oooc:=[WARGAME.N7]" office:value-type="float" office:value="14046">
            <text:p>14046</text:p>
          </table:table-cell>
          <table:table-cell table:formula="oooc:=[WARGAME.O7]" office:value-type="float" office:value="8806">
            <text:p>8806</text:p>
          </table:table-cell>
          <table:table-cell table:formula="oooc:=[.G16]/[.F16]" office:value-type="float" office:value="0.626940054107931">
            <text:p>0.63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WARGAME.P8]" office:value-type="string" office:string-value="Wed Aug  8 23:09:56 2007">
            <text:p>Wed Aug <text:s/>8 23:09:56 2007</text:p>
          </table:table-cell>
          <table:table-cell table:style-name="ce8" table:formula="oooc:=[WARGAME.P7]" office:value-type="float" office:value="1161072">
            <text:p>1161072</text:p>
          </table:table-cell>
          <table:table-cell/>
          <table:table-cell table:style-name="ce10" table:formula="oooc:=[WARGAME.Q7]" office:value-type="float" office:value="8762">
            <text:p>8762</text:p>
          </table:table-cell>
          <table:table-cell table:formula="oooc:=[WARGAME.R7]" office:value-type="float" office:value="6500">
            <text:p>6500</text:p>
          </table:table-cell>
          <table:table-cell table:formula="oooc:=[.G17]/[.F17]" office:value-type="float" office:value="0.741839762611276">
            <text:p>0.74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WARGAME.S8]" office:value-type="string" office:string-value="Thu Aug  9 02:35:56 2007">
            <text:p>Thu Aug <text:s/>9 02:35:56 2007</text:p>
          </table:table-cell>
          <table:table-cell table:style-name="ce6" table:formula="oooc:=[WARGAME.S7]" office:value-type="float" office:value="1714800">
            <text:p>1714800</text:p>
          </table:table-cell>
          <table:table-cell/>
          <table:table-cell table:style-name="ce5" table:formula="oooc:=[WARGAME.T7]" office:value-type="float" office:value="135683">
            <text:p>135683</text:p>
          </table:table-cell>
          <table:table-cell table:formula="oooc:=[WARGAME.U7]" office:value-type="float" office:value="0">
            <text:p>0</text:p>
          </table:table-cell>
          <table:table-cell table:formula="oooc:=[.G18]/[.F18]" office:value-type="float" office:value="0">
            <text:p>0</text:p>
          </table:table-cell>
          <table:table-cell office:value-type="string">
            <text:p>no</text:p>
          </table:table-cell>
          <table:table-cell/>
          <table:table-cell office:value-type="string">
            <text:p>source soln is still too deep</text:p>
          </table:table-cell>
          <table:table-cell table:number-columns-repeated="245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WARGAME.V8]" office:value-type="string" office:string-value="Wed Aug  8 17:22:23 2007">
            <text:p>Wed Aug <text:s/>8 17:22:23 2007</text:p>
          </table:table-cell>
          <table:table-cell table:style-name="ce9" table:formula="oooc:=[WARGAME.V7]" office:value-type="float" office:value="188146">
            <text:p>188146</text:p>
          </table:table-cell>
          <table:table-cell/>
          <table:table-cell table:formula="oooc:=[WARGAME.W7]" office:value-type="float" office:value="108432">
            <text:p>108432</text:p>
          </table:table-cell>
          <table:table-cell table:formula="oooc:=[WARGAME.X7]" office:value-type="float" office:value="37607">
            <text:p>37607</text:p>
          </table:table-cell>
          <table:table-cell table:formula="oooc:=[.G19]/[.F19]" office:value-type="float" office:value="0.346825660321676">
            <text:p>0.35</text:p>
          </table:table-cell>
          <table:table-cell office:value-type="string">
            <text:p>yes</text:p>
          </table:table-cell>
          <table:table-cell/>
          <table:table-cell office:value-type="string">
            <text:p>are we just lucky on the mult-atts?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formula="oooc:=[WARGAME.Y8]" office:value-type="string" office:string-value="Tue Aug  7 17:21:51 2007">
            <text:p>Tue Aug <text:s/>7 17:21:51 2007</text:p>
          </table:table-cell>
          <table:table-cell table:formula="oooc:=[WARGAME.Y7]" office:value-type="float" office:value="72758">
            <text:p>72758</text:p>
          </table:table-cell>
          <table:table-cell/>
          <table:table-cell table:style-name="ce11" table:formula="oooc:=[WARGAME.Z7]" office:value-type="float" office:value="102531">
            <text:p>102531</text:p>
          </table:table-cell>
          <table:table-cell table:formula="oooc:=[WARGAME.AA7]" office:value-type="float" office:value="44617">
            <text:p>44617</text:p>
          </table:table-cell>
          <table:table-cell table:formula="oooc:=[.G20]/[.F20]" office:value-type="float" office:value="0.435156196662473">
            <text:p>0.44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SCAPE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level</text:p>
          </table:table-cell>
          <table:table-cell table:style-name="ce4" office:value-type="string">
            <text:p>scenario</text:p>
          </table:table-cell>
          <table:table-cell table:style-name="ce2" office:value-type="string">
            <text:p>date</text:p>
          </table:table-cell>
          <table:table-cell table:style-name="ce2" office:value-type="string">
            <text:p>source1</text:p>
          </table:table-cell>
          <table:table-cell table:style-name="ce2" office:value-type="string">
            <text:p>source2</text:p>
          </table:table-cell>
          <table:table-cell table:style-name="ce2" office:value-type="string">
            <text:p>t/ns</text:p>
          </table:table-cell>
          <table:table-cell table:style-name="ce2" office:value-type="string">
            <text:p>t/s</text:p>
          </table:table-cell>
          <table:table-cell table:style-name="ce2" office:value-type="string">
            <text:p>ratio</text:p>
          </table:table-cell>
          <table:table-cell table:style-name="ce13" office:value-type="string">
            <text:p>valid?</text:p>
          </table:table-cell>
          <table:table-cell table:style-name="ce2"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ooc:=[ESCAPE.B8]" office:value-type="string" office:string-value="Fri Aug  3 13:02:25 2007">
            <text:p>Fri Aug <text:s/>3 13:02:25 2007</text:p>
          </table:table-cell>
          <table:table-cell table:formula="oooc:=[ESCAPE.B7]" office:value-type="float" office:value="39556">
            <text:p>39556</text:p>
          </table:table-cell>
          <table:table-cell table:formula="oooc:=[ESCAPE.C7]" office:value-type="float" office:value="1801">
            <text:p>1801</text:p>
          </table:table-cell>
          <table:table-cell table:formula="oooc:=[ESCAPE.D7]" office:value-type="float" office:value="53099">
            <text:p>53099</text:p>
          </table:table-cell>
          <table:table-cell table:formula="oooc:=[ESCAPE.E7]" office:value-type="float" office:value="3028">
            <text:p>3028</text:p>
          </table:table-cell>
          <table:table-cell table:formula="oooc:=[.G24]/[.F24]" office:value-type="float" office:value="0.0570255560368368">
            <text:p>0.06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ooc:=[ESCAPE.F8]" office:value-type="string" office:string-value="Fri Aug  3 15:38:50 2007">
            <text:p>Fri Aug <text:s/>3 15:38:50 2007</text:p>
          </table:table-cell>
          <table:table-cell table:formula="oooc:=[ESCAPE.F7]" office:value-type="float" office:value="4811">
            <text:p>4811</text:p>
          </table:table-cell>
          <table:table-cell table:formula="oooc:=[ESCAPE.G7]" office:value-type="float" office:value="28612">
            <text:p>28612</text:p>
          </table:table-cell>
          <table:table-cell table:formula="oooc:=[ESCAPE.H7]" office:value-type="float" office:value="452725">
            <text:p>452725</text:p>
          </table:table-cell>
          <table:table-cell table:formula="oooc:=[ESCAPE.I7]" office:value-type="float" office:value="51059">
            <text:p>51059</text:p>
          </table:table-cell>
          <table:table-cell table:formula="oooc:=[.G25]/[.F25]" office:value-type="float" office:value="0.112781489866917">
            <text:p>0.11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ooc:=[ESCAPE.J8]" office:value-type="string" office:string-value="Fri Aug  3 17:33:30 2007">
            <text:p>Fri Aug <text:s/>3 17:33:30 2007</text:p>
          </table:table-cell>
          <table:table-cell table:formula="oooc:=[ESCAPE.J7]" office:value-type="float" office:value="19621">
            <text:p>19621</text:p>
          </table:table-cell>
          <table:table-cell/>
          <table:table-cell table:formula="oooc:=[ESCAPE.K7]" office:value-type="float" office:value="11940">
            <text:p>11940</text:p>
          </table:table-cell>
          <table:table-cell table:formula="oooc:=[ESCAPE.L7]" office:value-type="float" office:value="7762">
            <text:p>7762</text:p>
          </table:table-cell>
          <table:table-cell table:formula="oooc:=[.G26]/[.F26]" office:value-type="float" office:value="0.650083752093802">
            <text:p>0.6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ooc:=[ESCAPE.M8]" office:value-type="string" office:string-value="Fri Aug  3 17:39:19 2007">
            <text:p>Fri Aug <text:s/>3 17:39:19 2007</text:p>
          </table:table-cell>
          <table:table-cell table:formula="oooc:=[ESCAPE.M7]" office:value-type="float" office:value="19621">
            <text:p>19621</text:p>
          </table:table-cell>
          <table:table-cell/>
          <table:table-cell table:formula="oooc:=[ESCAPE.N7]" office:value-type="float" office:value="23036">
            <text:p>23036</text:p>
          </table:table-cell>
          <table:table-cell table:formula="oooc:=[ESCAPE.O7]" office:value-type="float" office:value="9632">
            <text:p>9632</text:p>
          </table:table-cell>
          <table:table-cell table:formula="oooc:=[.G27]/[.F27]" office:value-type="float" office:value="0.418128147247786">
            <text:p>0.42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ooc:=[ESCAPE.P8]" office:value-type="string" office:string-value="Tue Aug  7 23:56:16 2007">
            <text:p>Tue Aug <text:s/>7 23:56:16 2007</text:p>
          </table:table-cell>
          <table:table-cell table:style-name="ce8" table:formula="oooc:=[ESCAPE.P7]" office:value-type="float" office:value="1083318">
            <text:p>1083318</text:p>
          </table:table-cell>
          <table:table-cell/>
          <table:table-cell table:formula="oooc:=[ESCAPE.Q7]" office:value-type="float" office:value="42750">
            <text:p>42750</text:p>
          </table:table-cell>
          <table:table-cell table:formula="oooc:=[ESCAPE.R7]" office:value-type="float" office:value="12562">
            <text:p>12562</text:p>
          </table:table-cell>
          <table:table-cell table:formula="oooc:=[.G28]/[.F28]" office:value-type="float" office:value="0.293847953216374">
            <text:p>0.29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ooc:=[ESCAPE.S8]" office:value-type="string" office:string-value="Wed Aug  8 15:27:32 2007">
            <text:p>Wed Aug <text:s/>8 15:27:32 2007</text:p>
          </table:table-cell>
          <table:table-cell table:style-name="ce5" table:formula="oooc:=[ESCAPE.S7]" office:value-type="float" office:value="522353">
            <text:p>522353</text:p>
          </table:table-cell>
          <table:table-cell/>
          <table:table-cell table:formula="oooc:=[ESCAPE.T7]" office:value-type="float" office:value="1557">
            <text:p>1557</text:p>
          </table:table-cell>
          <table:table-cell table:formula="oooc:=[ESCAPE.U7]" office:value-type="float" office:value="1013">
            <text:p>1013</text:p>
          </table:table-cell>
          <table:table-cell table:formula="oooc:=[.G29]/[.F29]" office:value-type="float" office:value="0.650610147719974">
            <text:p>0.65</text:p>
          </table:table-cell>
          <table:table-cell office:value-type="string">
            <text:p>yes</text:p>
          </table:table-cell>
          <table:table-cell/>
          <table:table-cell office:value-type="string">
            <text:p>mult-atts have marginal impact in escape</text:p>
          </table:table-cell>
          <table:table-cell table:number-columns-repeated="24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ooc:=[ESCAPE.V8]" office:value-type="string" office:string-value="Tue Aug  7 11:02:54 2007">
            <text:p>Tue Aug <text:s/>7 11:02:54 2007</text:p>
          </table:table-cell>
          <table:table-cell table:formula="oooc:=[ESCAPE.V7]" office:value-type="float" office:value="132539">
            <text:p>132539</text:p>
          </table:table-cell>
          <table:table-cell/>
          <table:table-cell table:formula="oooc:=[ESCAPE.W7]" office:value-type="float" office:value="152225">
            <text:p>152225</text:p>
          </table:table-cell>
          <table:table-cell table:formula="oooc:=[ESCAPE.X7]" office:value-type="float" office:value="7052">
            <text:p>7052</text:p>
          </table:table-cell>
          <table:table-cell table:formula="oooc:=[.G30]/[.F30]" office:value-type="float" office:value="0.0463261619313516">
            <text:p>0.05</text:p>
          </table:table-cell>
          <table:table-cell office:value-type="string">
            <text:p>yes</text:p>
          </table:table-cell>
          <table:table-cell table:number-columns-repeated="247"/>
        </table:table-row>
        <table:table-row table:style-name="ro1" table:number-rows-repeated="6550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GUE" table:style-name="ta1" table:print="false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31" table:default-cell-style-name="Default"/>
        <table:table-row table:style-name="ro1">
          <table:table-cell table:style-name="ce1" office:value-type="string">
            <text:p>ROGUE</text:p>
          </table:table-cell>
          <table:table-cell table:number-columns-repeated="24"/>
          <table:table-cell table:style-name="ce1"/>
          <table:table-cell table:number-columns-repeated="230"/>
        </table:table-row>
        <table:table-row table:style-name="ro1" table:number-rows-repeated="2">
          <table:table-cell table:style-name="ce1"/>
          <table:table-cell table:number-columns-repeated="24"/>
          <table:table-cell table:style-name="ce1"/>
          <table:table-cell table:number-columns-repeated="230"/>
        </table:table-row>
        <table:table-row table:style-name="ro1">
          <table:table-cell table:style-name="ce14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6.3s1</text:p>
          </table:table-cell>
          <table:table-cell table:style-name="ce2" office:value-type="string">
            <text:p>6.3s2</text:p>
          </table:table-cell>
          <table:table-cell table:style-name="ce2" office:value-type="string">
            <text:p>6.3tns</text:p>
          </table:table-cell>
          <table:table-cell table:style-name="ce2" office:value-type="string">
            <text:p>6.3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14" office:value-type="string">
            <text:p>problem</text:p>
          </table:table-cell>
          <table:table-cell table:style-name="ce2" table:number-columns-repeated="230"/>
        </table:table-row>
        <table:table-row table:style-name="ro1">
          <table:table-cell table:number-columns-repeated="23"/>
          <table:table-cell office:value-type="string">
            <text:p>multi-attributes!</text:p>
          </table:table-cell>
          <table:table-cell table:number-columns-repeated="232"/>
        </table:table-row>
        <table:table-row table:style-name="ro1">
          <table:table-cell table:style-name="ce1" office:value-type="string">
            <text:p>decisions</text:p>
          </table:table-cell>
          <table:table-cell office:value-type="float" office:value="8320">
            <text:p>8320</text:p>
          </table:table-cell>
          <table:table-cell office:value-type="float" office:value="10904">
            <text:p>10904</text:p>
          </table:table-cell>
          <table:table-cell office:value-type="float" office:value="99551">
            <text:p>99551</text:p>
          </table:table-cell>
          <table:table-cell office:value-type="float" office:value="200848">
            <text:p>200848</text:p>
          </table:table-cell>
          <table:table-cell office:value-type="float" office:value="10363">
            <text:p>10363</text:p>
          </table:table-cell>
          <table:table-cell office:value-type="float" office:value="10021">
            <text:p>10021</text:p>
          </table:table-cell>
          <table:table-cell office:value-type="float" office:value="30657">
            <text:p>30657</text:p>
          </table:table-cell>
          <table:table-cell office:value-type="float" office:value="15573">
            <text:p>15573</text:p>
          </table:table-cell>
          <table:table-cell office:value-type="float" office:value="192541">
            <text:p>192541</text:p>
          </table:table-cell>
          <table:table-cell office:value-type="float" office:value="192461">
            <text:p>192461</text:p>
          </table:table-cell>
          <table:table-cell office:value-type="float" office:value="325821">
            <text:p>325821</text:p>
          </table:table-cell>
          <table:table-cell office:value-type="float" office:value="164389">
            <text:p>164389</text:p>
          </table:table-cell>
          <table:table-cell office:value-type="float" office:value="583796">
            <text:p>583796</text:p>
          </table:table-cell>
          <table:table-cell office:value-type="float" office:value="11615">
            <text:p>11615</text:p>
          </table:table-cell>
          <table:table-cell office:value-type="float" office:value="1119">
            <text:p>1119</text:p>
          </table:table-cell>
          <table:table-cell office:value-type="float" office:value="1243627">
            <text:p>1243627</text:p>
          </table:table-cell>
          <table:table-cell office:value-type="float" office:value="56078">
            <text:p>56078</text:p>
          </table:table-cell>
          <table:table-cell office:value-type="float" office:value="1600">
            <text:p>1600</text:p>
          </table:table-cell>
          <table:table-cell office:value-type="float" office:value="5506">
            <text:p>5506</text:p>
          </table:table-cell>
          <table:table-cell office:value-type="float" office:value="10381">
            <text:p>10381</text:p>
          </table:table-cell>
          <table:table-cell office:value-type="float" office:value="6967">
            <text:p>6967</text:p>
          </table:table-cell>
          <table:table-cell office:value-type="float" office:value="182902">
            <text:p>182902</text:p>
          </table:table-cell>
          <table:table-cell office:value-type="float" office:value="405">
            <text:p>405</text:p>
          </table:table-cell>
          <table:table-cell office:value-type="float" office:value="109037">
            <text:p>109037</text:p>
          </table:table-cell>
          <table:table-cell table:style-name="ce1" office:value-type="string">
            <text:p>decisions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where</text:p>
          </table:table-cell>
          <table:table-cell table:number-columns-repeated="4" office:value-type="string">
            <text:p>b</text:p>
          </table:table-cell>
          <table:table-cell office:value-type="string">
            <text:p>Tue Aug <text:s/>7 14:28:56 2007</text:p>
          </table:table-cell>
          <table:table-cell office:value-type="string">
            <text:p>Tue Aug <text:s/>7 14:37:42 2007</text:p>
          </table:table-cell>
          <table:table-cell office:value-type="string">
            <text:p>Tue Aug <text:s/>7 15:10:40 2007</text:p>
          </table:table-cell>
          <table:table-cell office:value-type="string">
            <text:p>Tue Aug <text:s/>7 14:48:12 2007</text:p>
          </table:table-cell>
          <table:table-cell office:value-type="string">
            <text:p>Wed Aug <text:s/>8 19:09:47 2007</text:p>
          </table:table-cell>
          <table:table-cell office:value-type="string">
            <text:p>Wed Aug <text:s/>8 23:17:25 2007</text:p>
          </table:table-cell>
          <table:table-cell office:value-type="string">
            <text:p>Thu Aug <text:s/>9 06:30:39 2007</text:p>
          </table:table-cell>
          <table:table-cell office:value-type="string">
            <text:p>Thu Aug <text:s/>9 02:11:15 2007</text:p>
          </table:table-cell>
          <table:table-cell office:value-type="string">
            <text:p>Thu Aug <text:s/>9 06:20:10 2007</text:p>
          </table:table-cell>
          <table:table-cell table:number-columns-repeated="2" office:value-type="string">
            <text:p>b/2</text:p>
          </table:table-cell>
          <table:table-cell office:value-type="string">
            <text:p>Thu Aug <text:s/>9 09:59:04 2007</text:p>
          </table:table-cell>
          <table:table-cell table:number-columns-repeated="2" office:value-type="string">
            <text:p>b</text:p>
          </table:table-cell>
          <table:table-cell office:value-type="string">
            <text:p>Wed Aug <text:s/>8 16:02:27 2007</text:p>
          </table:table-cell>
          <table:table-cell office:value-type="string">
            <text:p>Thu Aug <text:s/>9 02:37:23 2007</text:p>
          </table:table-cell>
          <table:table-cell office:value-type="string">
            <text:p>Wed Aug <text:s/>8 17:20:23 2007</text:p>
          </table:table-cell>
          <table:table-cell office:value-type="string">
            <text:p>Thu Aug <text:s/>9 03:36:33 2007</text:p>
          </table:table-cell>
          <table:table-cell office:value-type="string">
            <text:p>Thu Aug <text:s/>9 10:23:29 2007</text:p>
          </table:table-cell>
          <table:table-cell office:value-type="string">
            <text:p>Thu Aug <text:s/>9 10:01:34 2007</text:p>
          </table:table-cell>
          <table:table-cell table:style-name="ce1" office:value-type="string">
            <text:p>where</text:p>
          </table:table-cell>
          <table:table-cell table:number-columns-repeated="230"/>
        </table:table-row>
        <table:table-row table:style-name="ro2">
          <table:table-cell table:style-name="ce1" office:value-type="string">
            <text:p>when</text:p>
          </table:table-cell>
          <table:table-cell table:number-columns-repeated="4" table:style-name="ce15" office:value-type="date" office:date-value="2007-08-01">
            <text:p>08/01/07</text:p>
          </table:table-cell>
          <table:table-cell table:style-name="ce15" office:value-type="string">
            <text:p>bahamut:/home/swinterm/2GGP/GGP/scripts/mRogue-TL-Level-6-Scenario-2-Source-Task-1.log</text:p>
          </table:table-cell>
          <table:table-cell table:style-name="ce15" office:value-type="string">
            <text:p>bahamut:/home/swinterm/2GGP/GGP/scripts/mRogue-TL-Level-6-Scenario-2-Source-Task-2.log</text:p>
          </table:table-cell>
          <table:table-cell table:style-name="ce15" office:value-type="string">
            <text:p>bahamut:/home/swinterm/2GGP/GGP/scripts/mRogue-TL-Level-6-Scenario-2-Target-Task_no_source.log</text:p>
          </table:table-cell>
          <table:table-cell table:style-name="ce15" office:value-type="string">
            <text:p>bahamut:/home/swinterm/2GGP/GGP/scripts/mRogue-TL-Level-6-Scenario-2-Target-Task_after_source.log</text:p>
          </table:table-cell>
          <table:table-cell table:style-name="ce16" office:value-type="string">
            <text:p>refuse:/home/swinterm/GGP/scripts/mRogue-TL-Level-6-3-Source-1.log</text:p>
          </table:table-cell>
          <table:table-cell office:value-type="string">
            <text:p>refuse:/home/swinterm/GGP/scripts/mRogue-TL-Level-6-3-Source-2.log</text:p>
          </table:table-cell>
          <table:table-cell office:value-type="string">
            <text:p>refuse:/home/swinterm/GGP/scripts/mRogue-TL-Level-6-3-Target_no_source.log</text:p>
          </table:table-cell>
          <table:table-cell office:value-type="string">
            <text:p>refuse:/home/swinterm/GGP/scripts/mRogue-TL-Level-6-3-Target_after_source.log</text:p>
          </table:table-cell>
          <table:table-cell table:style-name="ce15" office:value-type="string">
            <text:p>grapes:/home/swinterm/GGP/scripts/mRogue-TL-Level-8-1-Source.log</text:p>
          </table:table-cell>
          <table:table-cell table:number-columns-repeated="2" table:style-name="ce15" office:value-type="date" office:date-value="2007-08-02">
            <text:p>08/02/07</text:p>
          </table:table-cell>
          <table:table-cell office:value-type="string">
            <text:p>bahamut:/home/swinterm/GGP/scripts/mRogue-TL-Level-8-2-Source.log</text:p>
          </table:table-cell>
          <table:table-cell table:number-columns-repeated="2" table:style-name="ce15" office:value-type="date" office:date-value="2007-08-01">
            <text:p>08/01/07</text:p>
          </table:table-cell>
          <table:table-cell table:style-name="ce15" office:value-type="string">
            <text:p>refuse:/home/swinterm/2GGP/GGP/scripts/mRogue-TL-Level-9-1-Source.log</text:p>
          </table:table-cell>
          <table:table-cell table:style-name="ce15" office:value-type="string">
            <text:p>refuse:/home/swinterm/2GGP/GGP/scripts/mRogue-TL-Level-9-1-Target_no_source.log</text:p>
          </table:table-cell>
          <table:table-cell table:style-name="ce15" office:value-type="string">
            <text:p>refuse:/home/swinterm/2GGP/GGP/scripts/mRogue-TL-Level-9-1-Target_after_source.log</text:p>
          </table:table-cell>
          <table:table-cell table:style-name="ce15" office:value-type="string">
            <text:p>badboy:/home/swinterm/GGP/scripts/mRogue-TL-Level-9-2-Source.log</text:p>
          </table:table-cell>
          <table:table-cell table:style-name="ce15" office:value-type="string">
            <text:p>badboy:/home/swinterm/GGP/scripts/mRogue-TL-Level-9-2-Target_no_source.log</text:p>
          </table:table-cell>
          <table:table-cell table:style-name="ce15" office:value-type="string">
            <text:p>badboy:/home/swinterm/GGP/scripts/mRogue-TL-Level-9-2-Target_after_source.log</text:p>
          </table:table-cell>
          <table:table-cell table:style-name="ce1" office:value-type="string">
            <text:p>when</text:p>
          </table:table-cell>
          <table:table-cell table:number-columns-repeated="230"/>
        </table:table-row>
        <table:table-row table:style-name="ro1">
          <table:table-cell table:style-name="ce1" office:value-type="string">
            <text:p>notes</text:p>
          </table:table-cell>
          <table:table-cell table:number-columns-repeated="4"/>
          <table:table-cell office:value-type="float" office:value="1272">
            <text:p>1272</text:p>
          </table:table-cell>
          <table:table-cell office:value-type="float" office:value="1222">
            <text:p>1222</text:p>
          </table:table-cell>
          <table:table-cell office:value-type="float" office:value="3720">
            <text:p>3720</text:p>
          </table:table-cell>
          <table:table-cell office:value-type="float" office:value="1881">
            <text:p>1881</text:p>
          </table:table-cell>
          <table:table-cell office:value-type="float" office:value="23306">
            <text:p>23306</text:p>
          </table:table-cell>
          <table:table-cell office:value-type="float" office:value="23300">
            <text:p>23300</text:p>
          </table:table-cell>
          <table:table-cell office:value-type="float" office:value="40894">
            <text:p>40894</text:p>
          </table:table-cell>
          <table:table-cell office:value-type="float" office:value="20803">
            <text:p>20803</text:p>
          </table:table-cell>
          <table:table-cell office:value-type="float" office:value="71323">
            <text:p>71323</text:p>
          </table:table-cell>
          <table:table-cell table:number-columns-repeated="2"/>
          <table:table-cell office:value-type="float" office:value="149919">
            <text:p>149919</text:p>
          </table:table-cell>
          <table:table-cell table:number-columns-repeated="2"/>
          <table:table-cell office:value-type="float" office:value="663">
            <text:p>663</text:p>
          </table:table-cell>
          <table:table-cell office:value-type="float" office:value="1237">
            <text:p>1237</text:p>
          </table:table-cell>
          <table:table-cell office:value-type="float" office:value="848">
            <text:p>848</text:p>
          </table:table-cell>
          <table:table-cell office:value-type="float" office:value="22443">
            <text:p>22443</text:p>
          </table:table-cell>
          <table:table-cell office:value-type="float" office:value="50">
            <text:p>50</text:p>
          </table:table-cell>
          <table:table-cell office:value-type="float" office:value="13380">
            <text:p>13380</text:p>
          </table:table-cell>
          <table:table-cell table:style-name="ce1" office:value-type="string">
            <text:p>notes</text:p>
          </table:table-cell>
          <table:table-cell table:number-columns-repeated="230"/>
        </table:table-row>
        <table:table-row table:style-name="ro1">
          <table:table-cell table:style-name="ce1"/>
          <table:table-cell table:number-columns-repeated="4"/>
          <table:table-cell table:number-columns-repeated="2"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 office:value-type="float" office:value="14">
            <text:p>14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Depth: 14, 2</text:p>
          </table:table-cell>
          <table:table-cell table:number-columns-repeated="2"/>
          <table:table-cell office:value-type="string">
            <text:p>Depth: 15, 2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string">
            <text:p>Depth: 5, 3</text:p>
          </table:table-cell>
          <table:table-cell office:value-type="float" office:value="11">
            <text:p>11</text:p>
          </table:table-cell>
          <table:table-cell table:style-name="ce1"/>
          <table:table-cell table:number-columns-repeated="230"/>
        </table:table-row>
        <table:table-row table:style-name="ro2">
          <table:table-cell table:style-name="ce1" office:value-type="string">
            <text:p>soln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<text:s text:c="4"/>52: <text:s text:c="6"/>O: O462 (increment-current-evaluation-dep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<text:s text:c="4"/>52: <text:s text:c="6"/>O: O448 (increment-current-evaluation-depth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<text:s text:c="4"/>59: <text:s text:c="6"/>O: O116 (increment-current-evaluation-depth)</text:p>
          </table:table-cell>
          <table:table-cell office:value-type="string">
            <text:p>ACTION move(west)</text:p>
          </table:table-cell>
          <table:table-cell table:style-name="ce1" office:value-type="string">
            <text:p>soln</text:p>
          </table:table-cell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<text:s text:c="3"/>156: <text:s text:c="6"/>O: O1411 (increment-current-evaluation-dep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<text:s text:c="3"/>156: <text:s text:c="6"/>O: O1383 (increment-current-evaluation-dep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<text:s text:c="3"/>140: <text:s text:c="6"/>O: O264 (increment-current-evaluation-depth)</text:p>
          </table:table-cell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<text:s text:c="2"/>1601: <text:s text:c="6"/>O: O13592 (increment-current-evaluation-dep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<text:s text:c="2"/>1139: <text:s text:c="6"/>O: O9762 (increment-current-evaluation-dep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<text:s text:c="2"/>6901: <text:s text:c="6"/>O: O57450 (increment-current-evaluation-dep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<text:s text:c="2"/>7591: <text:s text:c="6"/>O: O63486 (increment-current-evaluation-dep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<text:s/>39553: <text:s text:c="6"/>O: O330390 (increment-current-evaluation-dep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<text:s/>44848: <text:s text:c="6"/>O: O353768 (increment-current-evaluation-dep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office:value-type="string">
            <text:p>162934: <text:s text:c="6"/>O: O1365061 (increment-current-evaluation-depth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230330: <text:s text:c="6"/>O: O1837181 (increment-current-evaluation-dep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6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5" office:value-type="string">
            <text:p>ACTION move(south)</text:p>
          </table:table-cell>
          <table:table-cell/>
          <table:table-cell table:number-columns-repeated="2" office:value-type="string">
            <text:p>ACTION move(south)</text:p>
          </table:table-cell>
          <table:table-cell office:value-type="string">
            <text:p>1016109: <text:s text:c="6"/>O: O7695896 (increment-current-evaluation-depth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south)</text:p>
          </table:table-cell>
          <table:table-cell/>
          <table:table-cell office:value-type="string">
            <text:p>ACTION move(sou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/>
          <table:table-cell table:number-columns-repeated="2" office:value-type="string">
            <text:p>ACTION move(south)</text:p>
          </table:table-cell>
          <table:table-cell/>
          <table:table-cell table:number-columns-repeated="5" office:value-type="string">
            <text:p>ACTION move(south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north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4"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/>
          <table:table-cell table:number-columns-repeated="2" office:value-type="string">
            <text:p>ACTION move(south)</text:p>
          </table:table-cell>
          <table:table-cell table:number-columns-repeated="4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6" office:value-type="string">
            <text:p>ACTION move(east)</text:p>
          </table:table-cell>
          <table:table-cell/>
          <table:table-cell table:number-columns-repeated="5" office:value-type="string">
            <text:p>ACTION move(west)</text:p>
          </table:table-cell>
          <table:table-cell/>
          <table:table-cell table:number-columns-repeated="2" office:value-type="string">
            <text:p>ACTION move(east)</text:p>
          </table:table-cell>
          <table:table-cell/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2" office:value-type="string">
            <text:p>ACTION move(south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/>
          <table:table-cell table:number-columns-repeated="2" office:value-type="string">
            <text:p>ACTION move(south)</text:p>
          </table:table-cell>
          <table:table-cell table:number-columns-repeated="3"/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office:value-type="string">
            <text:p>ACTION move(south)</text:p>
          </table:table-cell>
          <table:table-cell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style-name="ce1"/>
          <table:table-cell table:number-columns-repeated="3"/>
          <table:table-cell office:value-type="string">
            <text:p>ACTION move(east)</text:p>
          </table:table-cell>
          <table:table-cell table:number-columns-repeated="4"/>
          <table:table-cell table:number-columns-repeated="2" office:value-type="string">
            <text:p>ACTION move(east)</text:p>
          </table:table-cell>
          <table:table-cell table:number-columns-repeated="4"/>
          <table:table-cell office:value-type="string">
            <text:p>ACTION move(west)</text:p>
          </table:table-cell>
          <table:table-cell/>
          <table:table-cell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east)</text:p>
          </table:table-cell>
          <table:table-cell table:style-name="ce1"/>
          <table:table-cell table:number-columns-repeated="230"/>
        </table:table-row>
        <table:table-row table:style-name="ro1">
          <table:table-cell table:number-columns-repeated="9"/>
          <table:table-cell table:number-columns-repeated="2" office:value-type="string">
            <text:p>ACTION move(east)</text:p>
          </table:table-cell>
          <table:table-cell table:number-columns-repeated="4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34"/>
        </table:table-row>
        <table:table-row table:style-name="ro1">
          <table:table-cell table:number-columns-repeated="18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34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office:value-type="string">
            <text:p>biasing:</text:p>
          </table:table-cell>
          <table:table-cell table:number-columns-repeated="14"/>
          <table:table-cell office:value-type="float" office:value="56078">
            <text:p>56078</text:p>
          </table:table-cell>
          <table:table-cell table:number-columns-repeated="239"/>
        </table:table-row>
        <table:table-row table:style-name="ro1">
          <table:table-cell/>
          <table:table-cell office:value-type="float" office:value="13896">
            <text:p>13896</text:p>
          </table:table-cell>
          <table:table-cell office:value-type="float" office:value="16884">
            <text:p>16884</text:p>
          </table:table-cell>
          <table:table-cell office:value-type="float" office:value="220312">
            <text:p>220312</text:p>
          </table:table-cell>
          <table:table-cell office:value-type="float" office:value="237710">
            <text:p>237710</text:p>
          </table:table-cell>
          <table:table-cell table:number-columns-repeated="11"/>
          <table:table-cell office:value-type="string">
            <text:p>b</text:p>
          </table:table-cell>
          <table:table-cell table:number-columns-repeated="239"/>
        </table:table-row>
        <table:table-row table:style-name="ro1">
          <table:table-cell/>
          <table:table-cell table:number-columns-repeated="3" office:value-type="string">
            <text:p>b</text:p>
          </table:table-cell>
          <table:table-cell table:number-columns-repeated="12"/>
          <table:table-cell table:style-name="ce15" office:value-type="date" office:date-value="2007-08-01">
            <text:p>08/01/07</text:p>
          </table:table-cell>
          <table:table-cell table:number-columns-repeated="239"/>
        </table:table-row>
        <table:table-row table:style-name="ro1">
          <table:table-cell/>
          <table:table-cell table:number-columns-repeated="3" table:style-name="ce15" office:value-type="date" office:date-value="2007-08-02">
            <text:p>08/02/07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5"/>
          <table:table-cell office:value-type="float" office:value="1">
            <text:p>1</text:p>
          </table:table-cell>
          <table:table-cell office:value-type="string">
            <text:p>ACTION move(north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10"/>
          <table:table-cell office:value-type="float" office:value="2">
            <text:p>2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table:number-columns-repeated="10"/>
          <table:table-cell office:value-type="float" office:value="3">
            <text:p>3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10"/>
          <table:table-cell office:value-type="float" office:value="4">
            <text:p>4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string">
            <text:p>ACTION move(west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table:number-columns-repeated="10"/>
          <table:table-cell office:value-type="float" office:value="6">
            <text:p>6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4" office:value-type="string">
            <text:p>ACTION move(south)</text:p>
          </table:table-cell>
          <table:table-cell table:number-columns-repeated="10"/>
          <table:table-cell office:value-type="float" office:value="7">
            <text:p>7</text:p>
          </table:table-cell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office:value-type="string">
            <text:p>ACTION quaff(potion2)</text:p>
          </table:table-cell>
          <table:table-cell office:value-type="string">
            <text:p>ACTION move(south)</text:p>
          </table:table-cell>
          <table:table-cell table:number-columns-repeated="10"/>
          <table:table-cell office:value-type="float" office:value="8">
            <text:p>8</text:p>
          </table:table-cell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string">
            <text:p>ACTION move(south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number-columns-repeated="10"/>
          <table:table-cell office:value-type="float" office:value="10">
            <text:p>10</text:p>
          </table:table-cell>
          <table:table-cell office:value-type="string">
            <text:p>ACTION move(west)</text:p>
          </table:table-cell>
          <table:table-cell table:number-columns-repeated="239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table:number-columns-repeated="10"/>
          <table:table-cell office:value-type="float" office:value="11">
            <text:p>11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table:number-columns-repeated="10"/>
          <table:table-cell office:value-type="float" office:value="12">
            <text:p>12</text:p>
          </table:table-cell>
          <table:table-cell office:value-type="string">
            <text:p>ACTION move(east)</text:p>
          </table:table-cell>
          <table:table-cell table:number-columns-repeated="239"/>
        </table:table-row>
        <table:table-row table:style-name="ro1">
          <table:table-cell/>
          <table:table-cell table:number-columns-repeated="2" office:value-type="string">
            <text:p>ACTION move(south)</text:p>
          </table:table-cell>
          <table:table-cell table:number-columns-repeated="12"/>
          <table:table-cell office:value-type="float" office:value="13">
            <text:p>13</text:p>
          </table:table-cell>
          <table:table-cell office:value-type="string">
            <text:p>ACTION move(south)</text:p>
          </table:table-cell>
          <table:table-cell table:number-columns-repeated="239"/>
        </table:table-row>
      </table:table>
      <table:table table:name="WARGAME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Default"/>
        <table:table-column table:style-name="co22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15" table:number-columns-repeated="2" table:default-cell-style-name="Default"/>
        <table:table-column table:style-name="co24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7" table:default-cell-style-name="Default"/>
        <table:table-column table:style-name="co37" table:default-cell-style-name="Default"/>
        <table:table-column table:style-name="co1" table:default-cell-style-name="ce1"/>
        <table:table-column table:style-name="co1" table:number-columns-repeated="228" table:default-cell-style-name="Default"/>
        <table:table-row table:style-name="ro1">
          <table:table-cell office:value-type="string">
            <text:p>WARGAME</text:p>
          </table:table-cell>
          <table:table-cell table:number-columns-repeated="26"/>
          <table:table-cell office:value-type="string">
            <text:p>WARGAME</text:p>
          </table:table-cell>
          <table:table-cell table:number-columns-repeated="228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9.2s</text:p>
          </table:table-cell>
          <table:table-cell table:style-name="ce2" office:value-type="string">
            <text:p>9.2tns</text:p>
          </table:table-cell>
          <table:table-cell table:style-name="ce2" office:value-type="string">
            <text:p>9.2ts</text:p>
          </table:table-cell>
          <table:table-cell table:style-name="ce2" office:value-type="string">
            <text:p>problem</text:p>
          </table:table-cell>
          <table:table-cell table:style-name="ce2" table:number-columns-repeated="228"/>
        </table:table-row>
        <table:table-row table:style-name="ro2">
          <table:table-cell office:value-type="string">
            <text:p>notes</text:p>
          </table:table-cell>
          <table:table-cell table:number-columns-repeated="17"/>
          <table:table-cell office:value-type="string">
            <text:p>soln is 14</text:p>
          </table:table-cell>
          <table:table-cell table:number-columns-repeated="8"/>
          <table:table-cell office:value-type="string">
            <text:p>notes</text:p>
          </table:table-cell>
          <table:table-cell table:number-columns-repeated="228"/>
        </table:table-row>
        <table:table-row table:style-name="ro1">
          <table:table-cell office:value-type="string">
            <text:p>decisions</text:p>
          </table:table-cell>
          <table:table-cell office:value-type="float" office:value="462349">
            <text:p>462349</text:p>
          </table:table-cell>
          <table:table-cell office:value-type="float" office:value="19985">
            <text:p>19985</text:p>
          </table:table-cell>
          <table:table-cell office:value-type="float" office:value="23909">
            <text:p>23909</text:p>
          </table:table-cell>
          <table:table-cell office:value-type="float" office:value="13213">
            <text:p>13213</text:p>
          </table:table-cell>
          <table:table-cell office:value-type="float" office:value="2917">
            <text:p>2917</text:p>
          </table:table-cell>
          <table:table-cell office:value-type="float" office:value="457885">
            <text:p>457885</text:p>
          </table:table-cell>
          <table:table-cell office:value-type="float" office:value="11999">
            <text:p>11999</text:p>
          </table:table-cell>
          <table:table-cell office:value-type="float" office:value="1758">
            <text:p>1758</text:p>
          </table:table-cell>
          <table:table-cell office:value-type="float" office:value="242488">
            <text:p>242488</text:p>
          </table:table-cell>
          <table:table-cell office:value-type="float" office:value="14448">
            <text:p>14448</text:p>
          </table:table-cell>
          <table:table-cell office:value-type="float" office:value="17004">
            <text:p>17004</text:p>
          </table:table-cell>
          <table:table-cell office:value-type="float" office:value="81895">
            <text:p>81895</text:p>
          </table:table-cell>
          <table:table-cell office:value-type="float" office:value="14046">
            <text:p>14046</text:p>
          </table:table-cell>
          <table:table-cell office:value-type="float" office:value="8806">
            <text:p>8806</text:p>
          </table:table-cell>
          <table:table-cell office:value-type="float" office:value="1161072">
            <text:p>1161072</text:p>
          </table:table-cell>
          <table:table-cell office:value-type="float" office:value="8762">
            <text:p>8762</text:p>
          </table:table-cell>
          <table:table-cell office:value-type="float" office:value="6500">
            <text:p>6500</text:p>
          </table:table-cell>
          <table:table-cell office:value-type="float" office:value="1714800">
            <text:p>1714800</text:p>
          </table:table-cell>
          <table:table-cell office:value-type="float" office:value="135683">
            <text:p>135683</text:p>
          </table:table-cell>
          <table:table-cell/>
          <table:table-cell office:value-type="float" office:value="188146">
            <text:p>188146</text:p>
          </table:table-cell>
          <table:table-cell office:value-type="float" office:value="108432">
            <text:p>108432</text:p>
          </table:table-cell>
          <table:table-cell office:value-type="float" office:value="37607">
            <text:p>37607</text:p>
          </table:table-cell>
          <table:table-cell office:value-type="float" office:value="72758">
            <text:p>72758</text:p>
          </table:table-cell>
          <table:table-cell office:value-type="float" office:value="102531">
            <text:p>102531</text:p>
          </table:table-cell>
          <table:table-cell office:value-type="float" office:value="44617">
            <text:p>44617</text:p>
          </table:table-cell>
          <table:table-cell office:value-type="string">
            <text:p>decisions</text:p>
          </table:table-cell>
          <table:table-cell table:number-columns-repeated="228"/>
        </table:table-row>
        <table:table-row table:style-name="ro1">
          <table:table-cell office:value-type="string">
            <text:p>when</text:p>
          </table:table-cell>
          <table:table-cell table:style-name="ce15" office:value-type="string">
            <text:p>Wed Aug <text:s/>8 17:36:48 2007</text:p>
          </table:table-cell>
          <table:table-cell office:value-type="string">
            <text:p>Wed Aug <text:s/>8 17:48:35 2007</text:p>
          </table:table-cell>
          <table:table-cell office:value-type="string">
            <text:p>Wed Aug <text:s/>8 18:30:40 2007</text:p>
          </table:table-cell>
          <table:table-cell office:value-type="string">
            <text:p>Wed Aug <text:s/>8 18:04:19 2007</text:p>
          </table:table-cell>
          <table:table-cell office:value-type="string">
            <text:p>Tue Aug <text:s/>7 22:02:54 2007</text:p>
          </table:table-cell>
          <table:table-cell office:value-type="string">
            <text:p>Wed Aug <text:s/>8 01:28:12 2007</text:p>
          </table:table-cell>
          <table:table-cell office:value-type="string">
            <text:p>Wed Aug <text:s/>8 01:39:31 2007</text:p>
          </table:table-cell>
          <table:table-cell office:value-type="string">
            <text:p>Wed Aug <text:s/>8 01:29:29 2007</text:p>
          </table:table-cell>
          <table:table-cell office:value-type="string">
            <text:p>Fri Aug <text:s/>3 18:56:19 2007</text:p>
          </table:table-cell>
          <table:table-cell office:value-type="string">
            <text:p>Fri Aug <text:s/>3 19:17:54 2007</text:p>
          </table:table-cell>
          <table:table-cell office:value-type="string">
            <text:p>Fri Aug <text:s/>3 19:08:18 2007</text:p>
          </table:table-cell>
          <table:table-cell office:value-type="string">
            <text:p>Sat Aug <text:s/>4 01:48:42 2007</text:p>
          </table:table-cell>
          <table:table-cell office:value-type="string">
            <text:p>Sat Aug <text:s/>4 01:55:24 2007</text:p>
          </table:table-cell>
          <table:table-cell office:value-type="string">
            <text:p>Sat Aug <text:s/>4 01:51:06 2007</text:p>
          </table:table-cell>
          <table:table-cell office:value-type="string">
            <text:p>Wed Aug <text:s/>8 23:09:56 2007</text:p>
          </table:table-cell>
          <table:table-cell office:value-type="string">
            <text:p>Wed Aug <text:s/>8 23:13:56 2007</text:p>
          </table:table-cell>
          <table:table-cell office:value-type="string">
            <text:p>Wed Aug <text:s/>8 23:11:49 2007</text:p>
          </table:table-cell>
          <table:table-cell office:value-type="string">
            <text:p>Thu Aug <text:s/>9 02:35:56 2007</text:p>
          </table:table-cell>
          <table:table-cell office:value-type="string">
            <text:p>Thu Aug <text:s/>9 03:37:10 2007</text:p>
          </table:table-cell>
          <table:table-cell/>
          <table:table-cell office:value-type="string">
            <text:p>Wed Aug <text:s/>8 17:22:23 2007</text:p>
          </table:table-cell>
          <table:table-cell office:value-type="string">
            <text:p>Wed Aug <text:s/>8 21:03:23 2007</text:p>
          </table:table-cell>
          <table:table-cell office:value-type="string">
            <text:p>Wed Aug <text:s/>8 18:03:43 2007</text:p>
          </table:table-cell>
          <table:table-cell office:value-type="string">
            <text:p>Tue Aug <text:s/>7 17:21:51 2007</text:p>
          </table:table-cell>
          <table:table-cell office:value-type="string">
            <text:p>Tue Aug <text:s/>7 20:51:10 2007</text:p>
          </table:table-cell>
          <table:table-cell office:value-type="string">
            <text:p>Tue Aug <text:s/>7 18:24:37 2007</text:p>
          </table:table-cell>
          <table:table-cell office:value-type="string">
            <text:p>when</text:p>
          </table:table-cell>
          <table:table-cell table:number-columns-repeated="228"/>
        </table:table-row>
        <table:table-row table:style-name="ro2">
          <table:table-cell office:value-type="string">
            <text:p>where</text:p>
          </table:table-cell>
          <table:table-cell office:value-type="string">
            <text:p>bahamut:/home/swinterm/2GGP/GGP/scripts/wargame-tl6-1-source1.log</text:p>
          </table:table-cell>
          <table:table-cell office:value-type="string">
            <text:p>bahamut:/home/swinterm/2GGP/GGP/scripts/wargame-tl6-1-source2.log</text:p>
          </table:table-cell>
          <table:table-cell office:value-type="string">
            <text:p>bahamut:/home/swinterm/2GGP/GGP/scripts/wargame-tl6-1-target_no_source.log</text:p>
          </table:table-cell>
          <table:table-cell office:value-type="string">
            <text:p>bahamut:/home/swinterm/2GGP/GGP/scripts/wargame-tl6-1-target_after_source.log</text:p>
          </table:table-cell>
          <table:table-cell office:value-type="string">
            <text:p>bahamut:/home/swinterm/GGP/scripts/wargame-tl6-2-source1.log</text:p>
          </table:table-cell>
          <table:table-cell office:value-type="string">
            <text:p>bahamut:/home/swinterm/GGP/scripts/wargame-tl6-2-source2.log</text:p>
          </table:table-cell>
          <table:table-cell office:value-type="string">
            <text:p>bahamut:/home/swinterm/GGP/scripts/wargame-tl6-2-target_no_source.log</text:p>
          </table:table-cell>
          <table:table-cell office:value-type="string">
            <text:p>bahamut:/home/swinterm/GGP/scripts/wargame-tl6-2-target_after_source.log</text:p>
          </table:table-cell>
          <table:table-cell office:value-type="string">
            <text:p>bahamut:/home/swinterm/GGP/scripts/wargame-tl7-1-source.log</text:p>
          </table:table-cell>
          <table:table-cell office:value-type="string">
            <text:p>bahamut:/home/swinterm/GGP/scripts/wargame-tl7-1-target_no_source.log</text:p>
          </table:table-cell>
          <table:table-cell office:value-type="string">
            <text:p>bahamut:/home/swinterm/GGP/scripts/wargame-tl7-1-target_after_source.log</text:p>
          </table:table-cell>
          <table:table-cell office:value-type="string">
            <text:p>bahamut:/home/swinterm/GGP/scripts/wargame-tl7-2-source.log</text:p>
          </table:table-cell>
          <table:table-cell office:value-type="string">
            <text:p>bahamut:/home/swinterm/GGP/scripts/wargame-tl7-2-target_no_source.log</text:p>
          </table:table-cell>
          <table:table-cell office:value-type="string">
            <text:p>bahamut:/home/swinterm/GGP/scripts/wargame-tl7-2-target_after_source.log</text:p>
          </table:table-cell>
          <table:table-cell office:value-type="string">
            <text:p>wyrm:/home/swinterm/GGP/scripts/wargame-tl8-1-source.log</text:p>
          </table:table-cell>
          <table:table-cell office:value-type="string">
            <text:p>wyrm:/home/swinterm/GGP/scripts/wargame-tl8-1-target_no_source.log</text:p>
          </table:table-cell>
          <table:table-cell office:value-type="string">
            <text:p>wyrm:/home/swinterm/GGP/scripts/wargame-tl8-1-target_after_source.log</text:p>
          </table:table-cell>
          <table:table-cell office:value-type="string">
            <text:p>wyrm:/home/swinterm/2GGP/GGP/scripts/wargame-tl8-2-source.log</text:p>
          </table:table-cell>
          <table:table-cell office:value-type="string">
            <text:p>wyrm:/home/swinterm/2GGP/GGP/scripts/wargame-tl8-2-target_no_source.log</text:p>
          </table:table-cell>
          <table:table-cell/>
          <table:table-cell office:value-type="string">
            <text:p>auk:/home/swinterm/GGP/scripts/wargame-tl9-1-source.log</text:p>
          </table:table-cell>
          <table:table-cell office:value-type="string">
            <text:p>auk:/home/swinterm/GGP/scripts/wargame-tl9-1-target_no_source.log</text:p>
          </table:table-cell>
          <table:table-cell office:value-type="string">
            <text:p>auk:/home/swinterm/GGP/scripts/wargame-tl9-1-target_after_source.log</text:p>
          </table:table-cell>
          <table:table-cell office:value-type="string">
            <text:p>bahamut:/home/swinterm/GGP/scripts/wargame-tl9-2-source.log</text:p>
          </table:table-cell>
          <table:table-cell office:value-type="string">
            <text:p>bahamut:/home/swinterm/GGP/scripts/wargame-tl9-2-target_no_source.log</text:p>
          </table:table-cell>
          <table:table-cell office:value-type="string">
            <text:p>bahamut:/home/swinterm/GGP/scripts/wargame-tl9-2-target_after_source.log</text:p>
          </table:table-cell>
          <table:table-cell office:value-type="string">
            <text:p>where</text:p>
          </table:table-cell>
          <table:table-cell table:number-columns-repeated="228"/>
        </table:table-row>
        <table:table-row table:style-name="ro1">
          <table:table-cell office:value-type="string">
            <text:p>states</text:p>
          </table:table-cell>
          <table:table-cell office:value-type="float" office:value="60393">
            <text:p>60393</text:p>
          </table:table-cell>
          <table:table-cell office:value-type="float" office:value="2586">
            <text:p>2586</text:p>
          </table:table-cell>
          <table:table-cell office:value-type="float" office:value="3038">
            <text:p>3038</text:p>
          </table:table-cell>
          <table:table-cell office:value-type="float" office:value="1666">
            <text:p>1666</text:p>
          </table:table-cell>
          <table:table-cell office:value-type="float" office:value="418">
            <text:p>418</text:p>
          </table:table-cell>
          <table:table-cell office:value-type="float" office:value="59611">
            <text:p>59611</text:p>
          </table:table-cell>
          <table:table-cell office:value-type="float" office:value="1539">
            <text:p>1539</text:p>
          </table:table-cell>
          <table:table-cell office:value-type="float" office:value="222">
            <text:p>222</text:p>
          </table:table-cell>
          <table:table-cell office:value-type="float" office:value="28971">
            <text:p>28971</text:p>
          </table:table-cell>
          <table:table-cell office:value-type="float" office:value="1787">
            <text:p>1787</text:p>
          </table:table-cell>
          <table:table-cell office:value-type="float" office:value="2102">
            <text:p>2102</text:p>
          </table:table-cell>
          <table:table-cell office:value-type="float" office:value="9405">
            <text:p>9405</text:p>
          </table:table-cell>
          <table:table-cell office:value-type="float" office:value="1772">
            <text:p>1772</text:p>
          </table:table-cell>
          <table:table-cell office:value-type="float" office:value="1123">
            <text:p>1123</text:p>
          </table:table-cell>
          <table:table-cell office:value-type="float" office:value="153748">
            <text:p>153748</text:p>
          </table:table-cell>
          <table:table-cell office:value-type="float" office:value="1094">
            <text:p>1094</text:p>
          </table:table-cell>
          <table:table-cell office:value-type="float" office:value="802">
            <text:p>802</text:p>
          </table:table-cell>
          <table:table-cell office:value-type="float" office:value="225526">
            <text:p>225526</text:p>
          </table:table-cell>
          <table:table-cell office:value-type="float" office:value="17814">
            <text:p>17814</text:p>
          </table:table-cell>
          <table:table-cell/>
          <table:table-cell office:value-type="float" office:value="22507">
            <text:p>22507</text:p>
          </table:table-cell>
          <table:table-cell office:value-type="float" office:value="13049">
            <text:p>13049</text:p>
          </table:table-cell>
          <table:table-cell office:value-type="float" office:value="4459">
            <text:p>4459</text:p>
          </table:table-cell>
          <table:table-cell office:value-type="float" office:value="8371">
            <text:p>8371</text:p>
          </table:table-cell>
          <table:table-cell office:value-type="float" office:value="11784">
            <text:p>11784</text:p>
          </table:table-cell>
          <table:table-cell office:value-type="float" office:value="5102">
            <text:p>5102</text:p>
          </table:table-cell>
          <table:table-cell office:value-type="string">
            <text:p>states</text:p>
          </table:table-cell>
          <table:table-cell table:number-columns-repeated="228"/>
        </table:table-row>
        <table:table-row table:style-name="ro2">
          <table:table-cell office:value-type="string">
            <text:p>soln length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2"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2" office:value-type="float" office:value="11">
            <text:p>11</text:p>
          </table:table-cell>
          <table:table-cell office:value-type="float" office:value="14">
            <text:p>14</text:p>
          </table:table-cell>
          <table:table-cell table:number-columns-repeated="2" office:value-type="float" office:value="7">
            <text:p>7</text:p>
          </table:table-cell>
          <table:table-cell office:value-type="string">
            <text:p>Depth: 11, 5</text:p>
          </table:table-cell>
          <table:table-cell office:value-type="float" office:value="8">
            <text:p>8</text:p>
          </table:table-cell>
          <table:table-cell/>
          <table:table-cell table:number-columns-repeated="3" office:value-type="float" office:value="13">
            <text:p>13</text:p>
          </table:table-cell>
          <table:table-cell table:number-columns-repeated="3" office:value-type="float" office:value="18">
            <text:p>18</text:p>
          </table:table-cell>
          <table:table-cell office:value-type="string">
            <text:p>soln length</text:p>
          </table:table-cell>
          <table:table-cell table:number-columns-repeated="228"/>
        </table:table-row>
        <table:table-row table:style-name="ro2">
          <table:table-cell office:value-type="string">
            <text:p>soln 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<text:s text:c="3"/>250: <text:s text:c="6"/>O: O512 (increment-current-evaluation-depth)</text:p>
          </table:table-cell>
          <table:table-cell office:value-type="string">
            <text:p>ACTION move(west)</text:p>
          </table:table-cell>
          <table:table-cell/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soln </text:p>
          </table:table-cell>
          <table:table-cell table:number-columns-repeated="228"/>
        </table:table-row>
        <table:table-row table:style-name="ro1"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throw(nor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6" office:value-type="string">
            <text:p>ACTION move(south)</text:p>
          </table:table-cell>
          <table:table-cell office:value-type="string">
            <text:p><text:s text:c="2"/>1160: <text:s text:c="6"/>O: O2397 (increment-current-evaluation-depth)</text:p>
          </table:table-cell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east)</text:p>
          </table:table-cell>
          <table:table-cell office:value-type="string">
            <text:p>ACTION TurDUDU(south)</text:p>
          </table:table-cell>
          <table:table-cell table:number-columns-repeated="3" office:value-type="string">
            <text:p>ACTION move(sou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3" office:value-type="string">
            <text:p>ACTION move(sou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south)</text:p>
          </table:table-cell>
          <table:table-cell office:value-type="string">
            <text:p><text:s text:c="2"/>5946: <text:s text:c="6"/>O: O12540 (increment-current-evaluation-depth)</text:p>
          </table:table-cell>
          <table:table-cell office:value-type="string">
            <text:p>ACTION move(east)</text:p>
          </table:table-cell>
          <table:table-cell/>
          <table:table-cell table:number-columns-repeated="6" office:value-type="string">
            <text:p>ACTION move(south)</text:p>
          </table:table-cell>
          <table:table-cell table:number-columns-repeated="229"/>
        </table:table-row>
        <table:table-row table:style-name="ro2">
          <table:table-cell/>
          <table:table-cell table:number-columns-repeated="3" office:value-type="string">
            <text:p>ACTION move(west)</text:p>
          </table:table-cell>
          <table:table-cell office:value-type="string">
            <text:p>ACTION throw(north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shoot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<text:s/>21528: <text:s text:c="6"/>O: O45861 (increment-current-evaluation-depth)</text:p>
          </table:table-cell>
          <table:table-cell office:value-type="string">
            <text:p>ACTION move(east)</text:p>
          </table:table-cell>
          <table:table-cell/>
          <table:table-cell office:value-type="string">
            <text:p>ACTION shoot(south)</text:p>
          </table:table-cell>
          <table:table-cell office:value-type="string">
            <text:p>ACTION TurDUDU(south)</text:p>
          </table:table-cell>
          <table:table-cell table:number-columns-repeated="4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3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north)</text:p>
          </table:table-cell>
          <table:table-cell office:value-type="string">
            <text:p><text:s/>80899: <text:s text:c="6"/>O: O174109 (increment-current-evaluation-depth)</text:p>
          </table:table-cell>
          <table:table-cell office:value-type="string">
            <text:p>ACTION move(east)</text:p>
          </table:table-cell>
          <table:table-cell/>
          <table:table-cell table:number-columns-repeated="6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throw(nor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shoot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shoot(sou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274858: <text:s text:c="6"/>O: O599846 (increment-current-evaluation-depth)</text:p>
          </table:table-cell>
          <table:table-cell office:value-type="string">
            <text:p>ACTION move(south)</text:p>
          </table:table-cell>
          <table:table-cell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shoot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1006601: <text:s text:c="6"/>O: O2225195 (increment-current-evaluation-depth)</text:p>
          </table:table-cell>
          <table:table-cell office:value-type="string">
            <text:p>ACTION move(north)</text:p>
          </table:table-cell>
          <table:table-cell/>
          <table:table-cell table:number-columns-repeated="3" office:value-type="string">
            <text:p>ACTION move(south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/>
          <table:table-cell office:value-type="string">
            <text:p>ACTION move(north)</text:p>
          </table:table-cell>
          <table:table-cell/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shoot(west)</text:p>
          </table:table-cell>
          <table:table-cell office:value-type="string">
            <text:p>ACTION move(west)</text:p>
          </table:table-cell>
          <table:table-cell table:number-columns-repeated="3"/>
          <table:table-cell office:value-type="string">
            <text:p>ACTION move(east)</text:p>
          </table:table-cell>
          <table:table-cell/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29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/>
          <table:table-cell office:value-type="string">
            <text:p>ACTION move(east)</text:p>
          </table:table-cell>
          <table:table-cell/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5"/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shoot(north)</text:p>
          </table:table-cell>
          <table:table-cell office:value-type="string">
            <text:p>ACTION move(north)</text:p>
          </table:table-cell>
          <table:table-cell table:number-columns-repeated="3"/>
          <table:table-cell office:value-type="string">
            <text:p>ACTION shoot(north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5"/>
          <table:table-cell table:number-columns-repeated="3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west)</text:p>
          </table:table-cell>
          <table:table-cell table:number-columns-repeated="4"/>
          <table:table-cell office:value-type="string">
            <text:p>ACTION move(west)</text:p>
          </table:table-cell>
          <table:table-cell table:number-columns-repeated="2"/>
          <table:table-cell table:number-columns-repeated="3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5"/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229"/>
        </table:table-row>
        <table:table-row table:style-name="ro1">
          <table:table-cell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5"/>
          <table:table-cell table:number-columns-repeated="3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229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move(south)</text:p>
          </table:table-cell>
          <table:table-cell table:number-columns-repeated="2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north)</text:p>
          </table:table-cell>
          <table:table-cell table:number-columns-repeated="5"/>
          <table:table-cell table:number-columns-repeated="3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 table:number-columns-repeated="4"/>
          <table:table-cell office:value-type="string">
            <text:p>ACTION move(north)</text:p>
          </table:table-cell>
          <table:table-cell table:number-columns-repeated="5"/>
          <table:table-cell office:value-type="string">
            <text:p>ACTION move(east)</text:p>
          </table:table-cell>
          <table:table-cell table:number-columns-repeated="2"/>
          <table:table-cell office:value-type="string">
            <text:p>ACTION move(west)</text:p>
          </table:table-cell>
          <table:table-cell table:number-columns-repeated="8"/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table:style-name="Default"/>
          <table:table-cell table:number-columns-repeated="228"/>
        </table:table-row>
        <table:table-row table:style-name="ro2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shoot(west)</text:p>
          </table:table-cell>
          <table:table-cell table:number-columns-repeated="11"/>
          <table:table-cell office:value-type="string">
            <text:p>ACTION shoot(west)</text:p>
          </table:table-cell>
          <table:table-cell office:value-type="string">
            <text:p>ACTION vlhf(west)</text:p>
          </table:table-cell>
          <table:table-cell office:value-type="string">
            <text:p>ACTION vlhf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move(north)</text:p>
          </table:table-cell>
          <table:table-cell table:number-columns-repeated="11"/>
          <table:table-cell table:number-columns-repeated="3" office:value-type="string">
            <text:p>ACTION move(north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office:value-type="string">
            <text:p>ACTION move(south)</text:p>
          </table:table-cell>
          <table:table-cell table:number-columns-repeated="10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  <table:table-row table:style-name="ro1">
          <table:table-cell table:style-name="Default"/>
          <table:table-cell table:number-columns-repeated="11"/>
          <table:table-cell office:value-type="string">
            <text:p>ACTION move(west)</text:p>
          </table:table-cell>
          <table:table-cell table:number-columns-repeated="11"/>
          <table:table-cell table:number-columns-repeated="3" office:value-type="string">
            <text:p>ACTION move(west)</text:p>
          </table:table-cell>
          <table:table-cell table:style-name="Default"/>
          <table:table-cell table:number-columns-repeated="228"/>
        </table:table-row>
      </table:table>
      <table:table table:name="ESCAPE" table:style-name="ta1" table:print="false">
        <office:forms form:automatic-focus="false" form:apply-design-mode="false"/>
        <table:table-column table:style-name="co1" table:default-cell-style-name="ce1"/>
        <table:table-column table:style-name="co38" table:number-columns-repeated="4" table:default-cell-style-name="Default"/>
        <table:table-column table:style-name="co12" table:default-cell-style-name="Default"/>
        <table:table-column table:style-name="co24" table:number-columns-repeated="2" table:default-cell-style-name="Default"/>
        <table:table-column table:style-name="co12" table:number-columns-repeated="2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8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35" table:default-cell-style-name="Default"/>
        <table:table-column table:style-name="co3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1" table:default-cell-style-name="ce1"/>
        <table:table-column table:style-name="co1" table:number-columns-repeated="231" table:default-cell-style-name="Default"/>
        <table:table-row table:style-name="ro1">
          <table:table-cell office:value-type="string">
            <text:p>ESCAPE</text:p>
          </table:table-cell>
          <table:table-cell table:number-columns-repeated="23"/>
          <table:table-cell office:value-type="string">
            <text:p>ESCAPE</text:p>
          </table:table-cell>
          <table:table-cell table:number-columns-repeated="23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2" office:value-type="string">
            <text:p>problem</text:p>
          </table:table-cell>
          <table:table-cell table:style-name="ce2" office:value-type="string">
            <text:p>6.1s1</text:p>
          </table:table-cell>
          <table:table-cell table:style-name="ce2" office:value-type="string">
            <text:p>6.1s2</text:p>
          </table:table-cell>
          <table:table-cell table:style-name="ce2" office:value-type="string">
            <text:p>6.1tns</text:p>
          </table:table-cell>
          <table:table-cell table:style-name="ce2" office:value-type="string">
            <text:p>6.1ts</text:p>
          </table:table-cell>
          <table:table-cell table:style-name="ce2" office:value-type="string">
            <text:p>6.2s1</text:p>
          </table:table-cell>
          <table:table-cell table:style-name="ce2" office:value-type="string">
            <text:p>6.2s2</text:p>
          </table:table-cell>
          <table:table-cell table:style-name="ce2" office:value-type="string">
            <text:p>6.2tns</text:p>
          </table:table-cell>
          <table:table-cell table:style-name="ce2" office:value-type="string">
            <text:p>6.2ts</text:p>
          </table:table-cell>
          <table:table-cell table:style-name="ce2" office:value-type="string">
            <text:p>7.1s</text:p>
          </table:table-cell>
          <table:table-cell table:style-name="ce2" office:value-type="string">
            <text:p>7.1tns</text:p>
          </table:table-cell>
          <table:table-cell table:style-name="ce2" office:value-type="string">
            <text:p>7.1ts</text:p>
          </table:table-cell>
          <table:table-cell table:style-name="ce2" office:value-type="string">
            <text:p>7.2s</text:p>
          </table:table-cell>
          <table:table-cell table:style-name="ce2" office:value-type="string">
            <text:p>7.2tns</text:p>
          </table:table-cell>
          <table:table-cell table:style-name="ce2" office:value-type="string">
            <text:p>7.2ts</text:p>
          </table:table-cell>
          <table:table-cell table:style-name="ce2" office:value-type="string">
            <text:p>8.1s</text:p>
          </table:table-cell>
          <table:table-cell table:style-name="ce2" office:value-type="string">
            <text:p>8.1tns</text:p>
          </table:table-cell>
          <table:table-cell table:style-name="ce2" office:value-type="string">
            <text:p>8.1ts</text:p>
          </table:table-cell>
          <table:table-cell table:style-name="ce2" office:value-type="string">
            <text:p>8.2s</text:p>
          </table:table-cell>
          <table:table-cell table:style-name="ce2" office:value-type="string">
            <text:p>8.2tns</text:p>
          </table:table-cell>
          <table:table-cell table:style-name="ce2" office:value-type="string">
            <text:p>8.2ts</text:p>
          </table:table-cell>
          <table:table-cell table:style-name="ce2" office:value-type="string">
            <text:p>9.1s</text:p>
          </table:table-cell>
          <table:table-cell table:style-name="ce2" office:value-type="string">
            <text:p>9.1tns</text:p>
          </table:table-cell>
          <table:table-cell table:style-name="ce2" office:value-type="string">
            <text:p>9.1ts</text:p>
          </table:table-cell>
          <table:table-cell table:style-name="ce2" office:value-type="string">
            <text:p>problem</text:p>
          </table:table-cell>
          <table:table-cell table:style-name="ce2" table:number-columns-repeated="231"/>
        </table:table-row>
        <table:table-row table:style-name="ro1">
          <table:table-cell office:value-type="string">
            <text:p>notes</text:p>
          </table:table-cell>
          <table:table-cell table:number-columns-repeated="23"/>
          <table:table-cell office:value-type="string">
            <text:p>notes</text:p>
          </table:table-cell>
          <table:table-cell table:number-columns-repeated="231"/>
        </table:table-row>
        <table:table-row table:style-name="ro1">
          <table:table-cell office:value-type="string">
            <text:p>decisions</text:p>
          </table:table-cell>
          <table:table-cell office:value-type="float" office:value="39556">
            <text:p>39556</text:p>
          </table:table-cell>
          <table:table-cell office:value-type="float" office:value="1801">
            <text:p>1801</text:p>
          </table:table-cell>
          <table:table-cell office:value-type="float" office:value="53099">
            <text:p>53099</text:p>
          </table:table-cell>
          <table:table-cell office:value-type="float" office:value="3028">
            <text:p>3028</text:p>
          </table:table-cell>
          <table:table-cell office:value-type="float" office:value="4811">
            <text:p>4811</text:p>
          </table:table-cell>
          <table:table-cell office:value-type="float" office:value="28612">
            <text:p>28612</text:p>
          </table:table-cell>
          <table:table-cell office:value-type="float" office:value="452725">
            <text:p>452725</text:p>
          </table:table-cell>
          <table:table-cell office:value-type="float" office:value="51059">
            <text:p>51059</text:p>
          </table:table-cell>
          <table:table-cell office:value-type="float" office:value="19621">
            <text:p>19621</text:p>
          </table:table-cell>
          <table:table-cell office:value-type="float" office:value="11940">
            <text:p>11940</text:p>
          </table:table-cell>
          <table:table-cell office:value-type="float" office:value="7762">
            <text:p>7762</text:p>
          </table:table-cell>
          <table:table-cell office:value-type="float" office:value="19621">
            <text:p>19621</text:p>
          </table:table-cell>
          <table:table-cell office:value-type="float" office:value="23036">
            <text:p>23036</text:p>
          </table:table-cell>
          <table:table-cell office:value-type="float" office:value="9632">
            <text:p>9632</text:p>
          </table:table-cell>
          <table:table-cell office:value-type="float" office:value="1083318">
            <text:p>1083318</text:p>
          </table:table-cell>
          <table:table-cell office:value-type="float" office:value="42750">
            <text:p>42750</text:p>
          </table:table-cell>
          <table:table-cell office:value-type="float" office:value="12562">
            <text:p>12562</text:p>
          </table:table-cell>
          <table:table-cell office:value-type="float" office:value="522353">
            <text:p>522353</text:p>
          </table:table-cell>
          <table:table-cell office:value-type="float" office:value="1557">
            <text:p>1557</text:p>
          </table:table-cell>
          <table:table-cell office:value-type="float" office:value="1013">
            <text:p>1013</text:p>
          </table:table-cell>
          <table:table-cell office:value-type="float" office:value="132539">
            <text:p>132539</text:p>
          </table:table-cell>
          <table:table-cell office:value-type="float" office:value="152225">
            <text:p>152225</text:p>
          </table:table-cell>
          <table:table-cell office:value-type="float" office:value="7052">
            <text:p>7052</text:p>
          </table:table-cell>
          <table:table-cell office:value-type="string">
            <text:p>decisions</text:p>
          </table:table-cell>
          <table:table-cell table:number-columns-repeated="231"/>
        </table:table-row>
        <table:table-row table:style-name="ro1">
          <table:table-cell office:value-type="string">
            <text:p>when</text:p>
          </table:table-cell>
          <table:table-cell office:value-type="string">
            <text:p>Fri Aug <text:s/>3 13:02:25 2007</text:p>
          </table:table-cell>
          <table:table-cell office:value-type="string">
            <text:p>Fri Aug <text:s/>3 13:02:31 2007</text:p>
          </table:table-cell>
          <table:table-cell office:value-type="string">
            <text:p>Fri Aug <text:s/>3 13:13:49 2007</text:p>
          </table:table-cell>
          <table:table-cell office:value-type="string">
            <text:p>Fri Aug <text:s/>3 13:03:00 2007</text:p>
          </table:table-cell>
          <table:table-cell office:value-type="string">
            <text:p>Fri Aug <text:s/>3 15:38:50 2007</text:p>
          </table:table-cell>
          <table:table-cell office:value-type="string">
            <text:p>Fri Aug <text:s/>3 15:41:43 2007</text:p>
          </table:table-cell>
          <table:table-cell office:value-type="string">
            <text:p>Fri Aug <text:s/>3 17:20:56 2007</text:p>
          </table:table-cell>
          <table:table-cell office:value-type="string">
            <text:p>Fri Aug <text:s/>3 15:52:52 2007</text:p>
          </table:table-cell>
          <table:table-cell office:value-type="string">
            <text:p>Fri Aug <text:s/>3 17:33:30 2007</text:p>
          </table:table-cell>
          <table:table-cell office:value-type="string">
            <text:p>Fri Aug <text:s/>3 17:34:46 2007</text:p>
          </table:table-cell>
          <table:table-cell office:value-type="string">
            <text:p>Fri Aug <text:s/>3 17:34:01 2007</text:p>
          </table:table-cell>
          <table:table-cell office:value-type="string">
            <text:p>Fri Aug <text:s/>3 17:39:19 2007</text:p>
          </table:table-cell>
          <table:table-cell office:value-type="string">
            <text:p>Fri Aug <text:s/>3 17:42:03 2007</text:p>
          </table:table-cell>
          <table:table-cell office:value-type="string">
            <text:p>Fri Aug <text:s/>3 17:40:18 2007</text:p>
          </table:table-cell>
          <table:table-cell office:value-type="string">
            <text:p>Tue Aug <text:s/>7 23:56:16 2007</text:p>
          </table:table-cell>
          <table:table-cell office:value-type="string">
            <text:p>Wed Aug <text:s/>8 00:05:08 2007</text:p>
          </table:table-cell>
          <table:table-cell office:value-type="string">
            <text:p>Wed Aug <text:s/>8 00:00:13 2007</text:p>
          </table:table-cell>
          <table:table-cell office:value-type="string">
            <text:p>Wed Aug <text:s/>8 15:27:32 2007</text:p>
          </table:table-cell>
          <table:table-cell office:value-type="string">
            <text:p>Wed Aug <text:s/>8 15:27:42 2007</text:p>
          </table:table-cell>
          <table:table-cell office:value-type="string">
            <text:p>Wed Aug <text:s/>8 15:27:38 2007</text:p>
          </table:table-cell>
          <table:table-cell office:value-type="string">
            <text:p>Tue Aug <text:s/>7 11:02:54 2007</text:p>
          </table:table-cell>
          <table:table-cell office:value-type="string">
            <text:p>Tue Aug <text:s/>7 12:20:23 2007</text:p>
          </table:table-cell>
          <table:table-cell office:value-type="string">
            <text:p>Tue Aug <text:s/>7 12:01:45 2007</text:p>
          </table:table-cell>
          <table:table-cell office:value-type="string">
            <text:p>when</text:p>
          </table:table-cell>
          <table:table-cell table:number-columns-repeated="231"/>
        </table:table-row>
        <table:table-row table:style-name="ro2">
          <table:table-cell office:value-type="string">
            <text:p>where</text:p>
          </table:table-cell>
          <table:table-cell office:value-type="string">
            <text:p>auk:/home/swinterm/GGP/scripts/escape-tl6-1-source1.log</text:p>
          </table:table-cell>
          <table:table-cell office:value-type="string">
            <text:p>auk:/home/swinterm/GGP/scripts/escape-tl6-1-source2.log</text:p>
          </table:table-cell>
          <table:table-cell office:value-type="string">
            <text:p>auk:/home/swinterm/GGP/scripts/escape-tl6-1-target_no_source.log</text:p>
          </table:table-cell>
          <table:table-cell office:value-type="string">
            <text:p>auk:/home/swinterm/GGP/scripts/escape-tl6-1-target_after_source.log</text:p>
          </table:table-cell>
          <table:table-cell office:value-type="string">
            <text:p>auk:/home/swinterm/GGP/scripts/escape-tl6-2-source1.log</text:p>
          </table:table-cell>
          <table:table-cell office:value-type="string">
            <text:p>auk:/home/swinterm/GGP/scripts/escape-tl6-2-source2.log</text:p>
          </table:table-cell>
          <table:table-cell office:value-type="string">
            <text:p>auk:/home/swinterm/GGP/scripts/escape-tl6-2-target_no_source.log</text:p>
          </table:table-cell>
          <table:table-cell office:value-type="string">
            <text:p>auk:/home/swinterm/GGP/scripts/escape-tl6-2-target_after_source.log</text:p>
          </table:table-cell>
          <table:table-cell office:value-type="string">
            <text:p>auk:/home/swinterm/GGP/scripts/escape-tl7-1-source.log</text:p>
          </table:table-cell>
          <table:table-cell office:value-type="string">
            <text:p>auk:/home/swinterm/GGP/scripts/escape-tl7-1-target_no_source.log</text:p>
          </table:table-cell>
          <table:table-cell office:value-type="string">
            <text:p>auk:/home/swinterm/GGP/scripts/escape-tl7-1-target_after_source.log</text:p>
          </table:table-cell>
          <table:table-cell office:value-type="string">
            <text:p>auk:/home/swinterm/GGP/scripts/escape-tl7-2-source.log</text:p>
          </table:table-cell>
          <table:table-cell office:value-type="string">
            <text:p>auk:/home/swinterm/GGP/scripts/escape-tl7-2-target_no_source.log</text:p>
          </table:table-cell>
          <table:table-cell office:value-type="string">
            <text:p>auk:/home/swinterm/GGP/scripts/escape-tl7-2-target_after_source.log</text:p>
          </table:table-cell>
          <table:table-cell office:value-type="string">
            <text:p>wyrm:/home/swinterm/2GGP/GGP/scripts/escape-tl8-1-source.log</text:p>
          </table:table-cell>
          <table:table-cell office:value-type="string">
            <text:p>wyrm:/home/swinterm/2GGP/GGP/scripts/escape-tl8-1-target_no_source.log</text:p>
          </table:table-cell>
          <table:table-cell office:value-type="string">
            <text:p>wyrm:/home/swinterm/2GGP/GGP/scripts/escape-tl8-1-target_after_source.log</text:p>
          </table:table-cell>
          <table:table-cell office:value-type="string">
            <text:p>bahamut:/home/swinterm/GGP/scripts/escape-tl8-2-source.log</text:p>
          </table:table-cell>
          <table:table-cell office:value-type="string">
            <text:p>bahamut:/home/swinterm/GGP/scripts/escape-tl8-2-target_no_source.log</text:p>
          </table:table-cell>
          <table:table-cell office:value-type="string">
            <text:p>bahamut:/home/swinterm/GGP/scripts/escape-tl8-2-target_after_source.log</text:p>
          </table:table-cell>
          <table:table-cell office:value-type="string">
            <text:p>wyrm:/home/swinterm/GGP/scripts/escape-tl9-1-source.log</text:p>
          </table:table-cell>
          <table:table-cell office:value-type="string">
            <text:p>wyrm:/home/swinterm/GGP/scripts/escape-tl9-1-target_no_source.log</text:p>
          </table:table-cell>
          <table:table-cell office:value-type="string">
            <text:p>wyrm:/home/swinterm/GGP/scripts/escape-tl9-1-target_after_source.log</text:p>
          </table:table-cell>
          <table:table-cell office:value-type="string">
            <text:p>where</text:p>
          </table:table-cell>
          <table:table-cell table:number-columns-repeated="231"/>
        </table:table-row>
        <table:table-row table:style-name="ro1">
          <table:table-cell office:value-type="string">
            <text:p>states</text:p>
          </table:table-cell>
          <table:table-cell office:value-type="float" office:value="4575">
            <text:p>4575</text:p>
          </table:table-cell>
          <table:table-cell office:value-type="float" office:value="213">
            <text:p>213</text:p>
          </table:table-cell>
          <table:table-cell office:value-type="float" office:value="6610">
            <text:p>6610</text:p>
          </table:table-cell>
          <table:table-cell office:value-type="float" office:value="387">
            <text:p>387</text:p>
          </table:table-cell>
          <table:table-cell office:value-type="float" office:value="533">
            <text:p>533</text:p>
          </table:table-cell>
          <table:table-cell office:value-type="float" office:value="3383">
            <text:p>3383</text:p>
          </table:table-cell>
          <table:table-cell office:value-type="float" office:value="57409">
            <text:p>57409</text:p>
          </table:table-cell>
          <table:table-cell office:value-type="float" office:value="6505">
            <text:p>6505</text:p>
          </table:table-cell>
          <table:table-cell office:value-type="float" office:value="2408">
            <text:p>2408</text:p>
          </table:table-cell>
          <table:table-cell office:value-type="float" office:value="1421">
            <text:p>1421</text:p>
          </table:table-cell>
          <table:table-cell office:value-type="float" office:value="930">
            <text:p>930</text:p>
          </table:table-cell>
          <table:table-cell office:value-type="float" office:value="2408">
            <text:p>2408</text:p>
          </table:table-cell>
          <table:table-cell office:value-type="float" office:value="2834">
            <text:p>2834</text:p>
          </table:table-cell>
          <table:table-cell office:value-type="float" office:value="1191">
            <text:p>1191</text:p>
          </table:table-cell>
          <table:table-cell office:value-type="float" office:value="143325">
            <text:p>143325</text:p>
          </table:table-cell>
          <table:table-cell office:value-type="float" office:value="5803">
            <text:p>5803</text:p>
          </table:table-cell>
          <table:table-cell office:value-type="float" office:value="1733">
            <text:p>1733</text:p>
          </table:table-cell>
          <table:table-cell office:value-type="float" office:value="66604">
            <text:p>66604</text:p>
          </table:table-cell>
          <table:table-cell office:value-type="float" office:value="201">
            <text:p>201</text:p>
          </table:table-cell>
          <table:table-cell office:value-type="float" office:value="131">
            <text:p>131</text:p>
          </table:table-cell>
          <table:table-cell office:value-type="float" office:value="17300">
            <text:p>17300</text:p>
          </table:table-cell>
          <table:table-cell office:value-type="float" office:value="19864">
            <text:p>19864</text:p>
          </table:table-cell>
          <table:table-cell office:value-type="float" office:value="888">
            <text:p>888</text:p>
          </table:table-cell>
          <table:table-cell office:value-type="string">
            <text:p>states</text:p>
          </table:table-cell>
          <table:table-cell table:number-columns-repeated="231"/>
        </table:table-row>
        <table:table-row table:style-name="ro2">
          <table:table-cell office:value-type="string">
            <text:p>soln length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table:number-columns-repeated="4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2" office:value-type="float" office:value="16">
            <text:p>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string">
            <text:p>soln length</text:p>
          </table:table-cell>
          <table:table-cell table:number-columns-repeated="231"/>
        </table:table-row>
        <table:table-row table:style-name="ro2">
          <table:table-cell office:value-type="string">
            <text:p>soln </text:p>
          </table:table-cell>
          <table:table-cell office:value-type="string">
            <text:p>ACTION move(east)</text:p>
          </table:table-cell>
          <table:table-cell table:number-columns-repeated="7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5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soln </text:p>
          </table:table-cell>
          <table:table-cell table:number-columns-repeated="231"/>
        </table:table-row>
        <table:table-row table:style-name="ro1">
          <table:table-cell/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5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south)</text:p>
          </table:table-cell>
          <table:table-cell table:number-columns-repeated="232"/>
        </table:table-row>
        <table:table-row table:style-name="ro1">
          <table:table-cell/>
          <table:table-cell table:number-columns-repeated="5" office:value-type="string">
            <text:p>ACTION move(east)</text:p>
          </table:table-cell>
          <table:table-cell table:number-columns-repeated="3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move(ea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3" office:value-type="string">
            <text:p>ACTION move(ea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east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north)</text:p>
          </table:table-cell>
          <table:table-cell office:value-type="string">
            <text:p>ACTION apply(hammer1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table:number-columns-repeated="4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2">
          <table:table-cell/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combine(drum1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ea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combine(log1)</text:p>
          </table:table-cell>
          <table:table-cell office:value-type="string">
            <text:p>ACTION RhgKAho(log1)</text:p>
          </table:table-cell>
          <table:table-cell office:value-type="string">
            <text:p>ACTION RhgKAho(log1)</text:p>
          </table:table-cell>
          <table:table-cell table:number-columns-repeated="232"/>
        </table:table-row>
        <table:table-row table:style-name="ro2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combine(drum1)</text:p>
          </table:table-cell>
          <table:table-cell office:value-type="string">
            <text:p>ACTION apply(combo1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east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/>
          <table:table-cell office:value-type="string">
            <text:p>ACTION apply(combo1)</text:p>
          </table:table-cell>
          <table:table-cell office:value-type="string">
            <text:p>ACTION IVjVbTL(combo1)</text:p>
          </table:table-cell>
          <table:table-cell office:value-type="string">
            <text:p>ACTION IVjVbTL(combo1)</text:p>
          </table:table-cell>
          <table:table-cell table:number-columns-repeated="232"/>
        </table:table-row>
        <table:table-row table:style-name="ro1">
          <table:table-cell/>
          <table:table-cell table:number-columns-repeated="4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combine(log1)</text:p>
          </table:table-cell>
          <table:table-cell table:number-columns-repeated="2" office:value-type="string">
            <text:p>ACTION combine(drum1)</text:p>
          </table:table-cell>
          <table:table-cell office:value-type="string">
            <text:p>ACTION combine(log1)</text:p>
          </table:table-cell>
          <table:table-cell office:value-type="string">
            <text:p>ACTION move(west)</text:p>
          </table:table-cell>
          <table:table-cell office:value-type="string">
            <text:p>ACTION combine(wood1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east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table:number-columns-repeated="4" office:value-type="string">
            <text:p>ACTION apply(combo1)</text:p>
          </table:table-cell>
          <table:table-cell office:value-type="string">
            <text:p>ACTION combine(wood1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combine(log3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3" office:value-type="string">
            <text:p>ACTION move(north)</text:p>
          </table:table-cell>
          <table:table-cell table:number-columns-repeated="232"/>
        </table:table-row>
        <table:table-row table:style-name="ro1">
          <table:table-cell/>
          <table:table-cell table:number-columns-repeated="2" office:value-type="string">
            <text:p>ACTION move(west)</text:p>
          </table:table-cell>
          <table:table-cell table:number-columns-repeated="2" office:value-type="string">
            <text:p>ACTION combine(log1)</text:p>
          </table:table-cell>
          <table:table-cell office:value-type="string">
            <text:p>ACTION move(west)</text:p>
          </table:table-cell>
          <table:table-cell office:value-type="string">
            <text:p>ACTION combine(drum1)</text:p>
          </table:table-cell>
          <table:table-cell table:number-columns-repeated="3"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apply(combo1)</text:p>
          </table:table-cell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west)</text:p>
          </table:table-cell>
          <table:table-cell office:value-type="string">
            <text:p>ACTION combine(log1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south)</text:p>
          </table:table-cell>
          <table:table-cell table:number-columns-repeated="232"/>
        </table:table-row>
        <table:table-row table:style-name="ro1">
          <table:table-cell table:style-name="Default"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apply(combo1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office:value-type="string">
            <text:p>ACTION move(ea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office:value-type="string">
            <text:p>ACTION move(south)</text:p>
          </table:table-cell>
          <table:table-cell office:value-type="string">
            <text:p>ACTION apply(staplegun1)</text:p>
          </table:table-cell>
          <table:table-cell office:value-type="string">
            <text:p>ACTION combine(log3)</text:p>
          </table:table-cell>
          <table:table-cell office:value-type="string">
            <text:p>ACTION move(west)</text:p>
          </table:table-cell>
          <table:table-cell office:value-type="string">
            <text:p>ACTION combine(log3)</text:p>
          </table:table-cell>
          <table:table-cell office:value-type="string">
            <text:p>ACTION apply(combo1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combine(log1)</text:p>
          </table:table-cell>
          <table:table-cell office:value-type="string">
            <text:p>ACTION move(west)</text:p>
          </table:table-cell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south)</text:p>
          </table:table-cell>
          <table:table-cell office:value-type="string">
            <text:p>ACTION apply(combo2)</text:p>
          </table:table-cell>
          <table:table-cell office:value-type="string">
            <text:p>ACTION move(west)</text:p>
          </table:table-cell>
          <table:table-cell office:value-type="string">
            <text:p>ACTION apply(combo1)</text:p>
          </table:table-cell>
          <table:table-cell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apply(combo1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apply(hammer1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4"/>
          <table:table-cell office:value-type="string">
            <text:p>ACTION move(south)</text:p>
          </table:table-cell>
          <table:table-cell table:number-columns-repeated="2"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combine(drum1)</text:p>
          </table:table-cell>
          <table:table-cell office:value-type="string">
            <text:p>ACTION RhgKAho(drum1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 office:value-type="string">
            <text:p>ACTION move(west)</text:p>
          </table:table-cell>
          <table:table-cell table:number-columns-repeated="5"/>
          <table:table-cell office:value-type="string">
            <text:p>ACTION move(south)</text:p>
          </table:table-cell>
          <table:table-cell office:value-type="string">
            <text:p>ACTION move(west)</text:p>
          </table:table-cell>
          <table:table-cell/>
          <table:table-cell office:value-type="string">
            <text:p>ACTION move(west)</text:p>
          </table:table-cell>
          <table:table-cell office:value-type="string">
            <text:p>ACTION move(north)</text:p>
          </table:table-cell>
          <table:table-cell table:number-columns-repeated="2"/>
          <table:table-cell office:value-type="string">
            <text:p>ACTION apply(combo2)</text:p>
          </table:table-cell>
          <table:table-cell office:value-type="string">
            <text:p>ACTION IVjVbTL(combo2)</text:p>
          </table:table-cell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apply(hammer1)</text:p>
          </table:table-cell>
          <table:table-cell table:number-columns-repeated="2" office:value-type="string">
            <text:p>ACTION move(north)</text:p>
          </table:table-cell>
          <table:table-cell table:number-columns-repeated="2" office:value-type="string">
            <text:p>ACTION apply(hammer1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RhgKAho(drum1)</text:p>
          </table:table-cell>
          <table:table-cell table:style-name="Default"/>
          <table:table-cell table:number-columns-repeated="231"/>
        </table:table-row>
        <table:table-row table:style-name="ro2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/>
          <table:table-cell table:number-columns-repeated="2" office:value-type="string">
            <text:p>ACTION move(west)</text:p>
          </table:table-cell>
          <table:table-cell table:number-columns-repeated="12"/>
          <table:table-cell table:number-columns-repeated="2" office:value-type="string">
            <text:p>ACTION move(west)</text:p>
          </table:table-cell>
          <table:table-cell office:value-type="string">
            <text:p>ACTION IVjVbTL(combo2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office:value-type="string">
            <text:p>ACTION move(north)</text:p>
          </table:table-cell>
          <table:table-cell/>
          <table:table-cell table:number-columns-repeated="2"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12"/>
          <table:table-cell table:number-columns-repeated="2" office:value-type="string">
            <text:p>ACTION move(north)</text:p>
          </table:table-cell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"/>
          <table:table-cell table:number-columns-repeated="2" office:value-type="string">
            <text:p>ACTION move(north)</text:p>
          </table:table-cell>
          <table:table-cell table:number-columns-repeated="2"/>
          <table:table-cell table:number-columns-repeated="2" office:value-type="string">
            <text:p>ACTION move(west)</text:p>
          </table:table-cell>
          <table:table-cell table:number-columns-repeated="14"/>
          <table:table-cell office:value-type="string">
            <text:p>ACTION IVjVbTL(hammer1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west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IVjVbTL(hammer1)</text:p>
          </table:table-cell>
          <table:table-cell table:style-name="Default"/>
          <table:table-cell table:number-columns-repeated="231"/>
        </table:table-row>
        <table:table-row table:style-name="ro1">
          <table:table-cell table:style-name="Default"/>
          <table:table-cell table:number-columns-repeated="22"/>
          <table:table-cell office:value-type="string">
            <text:p>ACTION move(north)</text:p>
          </table:table-cell>
          <table:table-cell table:style-name="Default"/>
          <table:table-cell table:number-columns-repeated="2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09">08/09/2007</text:date>, <text:time>12:27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Sam</meta:initial-creator>
    <meta:creation-date>2007-08-02T11:00:54</meta:creation-date>
    <dc:creator>Sam</dc:creator>
    <dc:date>2007-08-09T12:27:30</dc:date>
    <meta:printed-by>Sam</meta:printed-by>
    <meta:print-date>2007-08-08T14:18:36</meta:print-date>
    <dc:language>en-US</dc:language>
    <meta:editing-cycles>27</meta:editing-cycles>
    <meta:editing-duration>P6DT23H28M54S</meta:editing-duration>
    <meta:user-defined meta:name="Info 1"/>
    <meta:user-defined meta:name="Info 2"/>
    <meta:user-defined meta:name="Info 3"/>
    <meta:user-defined meta:name="Info 4"/>
    <meta:document-statistic meta:table-count="4" meta:cell-count="1716"/>
  </office:meta>
</office:document-meta>
</file>